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4.77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31.31mm"/>
    </style:style>
    <style:style style:name="co16" style:family="table-column">
      <style:table-column-properties fo:break-before="auto" style:column-width="5.43mm"/>
    </style:style>
    <style:style style:name="co17" style:family="table-column">
      <style:table-column-properties fo:break-before="auto" style:column-width="5.98mm"/>
    </style:style>
    <style:style style:name="co18" style:family="table-column">
      <style:table-column-properties fo:break-before="auto" style:column-width="41.66mm"/>
    </style:style>
    <style:style style:name="co19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2">
      <style:table-cell-properties fo:background-color="#99ff66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99ff66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ff3333"/>
    </style:style>
    <style:style style:name="ce11" style:family="table-cell" style:parent-style-name="Default" style:data-style-name="N118"/>
    <style:style style:name="ce12" style:family="table-cell" style:parent-style-name="Default" style:data-style-name="N1"/>
    <style:style style:name="ce1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2019_EKF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4" table:default-cell-style-name="Default"/>
        <table:table-column table:style-name="co17" table:default-cell-style-name="Default"/>
        <table:table-column table:style-name="co10" table:number-columns-repeated="6" table:default-cell-style-name="Default"/>
        <table:table-column table:style-name="co10" table:default-cell-style-name="ce1"/>
        <table:table-column table:style-name="co10" table:default-cell-style-name="Default"/>
        <table:table-column table:style-name="co10" table:default-cell-style-name="ce1"/>
        <table:table-column table:style-name="co10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Gait</text:p>
          </table:table-cell>
          <table:table-cell office:value-type="string" calcext:value-type="string">
            <text:p>Step</text:p>
          </table:table-cell>
          <table:table-cell table:number-columns-repeated="3"/>
          <table:table-cell table:style-name="Default"/>
          <table:table-cell table:number-columns-repeated="7"/>
          <table:table-cell table:number-columns-repeated="5" office:value-type="string" calcext:value-type="string">
            <text:p>max</text:p>
          </table:table-cell>
          <table:table-cell table:number-columns-repeated="2" office:value-type="string" calcext:value-type="string">
            <text:p>rms</text:p>
          </table:table-cell>
          <table:table-cell table:number-columns-repeated="5" office:value-type="string" calcext:value-type="string">
            <text:p>max_array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rm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istance Error %</text:p>
          </table:table-cell>
          <table:table-cell office:value-type="string" calcext:value-type="string">
            <text:p>Total dis</text:p>
          </table:table-cell>
          <table:table-cell office:value-type="string" calcext:value-type="string">
            <text:p>Angle error</text:p>
          </table:table-cell>
          <table:table-cell table:style-name="Default" office:value-type="string" calcext:value-type="string">
            <text:p>Degrees</text:p>
          </table:table-cell>
          <table:table-cell table:number-columns-repeated="6"/>
          <table:table-cell table:style-name="ce5" office:value-type="string" calcext:value-type="string">
            <text:p>sensititiv</text:p>
          </table:table-cell>
          <table:table-cell office:value-type="string" calcext:value-type="string">
            <text:p>PSO</text:p>
          </table:table-cell>
          <table:table-cell table:style-name="ce5" office:value-type="string" calcext:value-type="string">
            <text:p>PSO</text:p>
          </table:table-cell>
          <table:table-cell table:number-columns-repeated="6" office:value-type="string" calcext:value-type="string">
            <text:p>PSO</text:p>
          </table:table-cell>
          <table:table-cell table:number-columns-repeated="4" table:style-name="ce5" office:value-type="string" calcext:value-type="string">
            <text:p>PSO</text:p>
          </table:table-cell>
          <table:table-cell/>
          <table:table-cell table:number-columns-repeated="4" office:value-type="string" calcext:value-type="string">
            <text:p>PSO</text:p>
          </table:table-cell>
          <table:table-cell/>
          <table:table-cell table:number-columns-repeated="4" office:value-type="string" calcext:value-type="string">
            <text:p>PSO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.0</text:p>
          </table:table-cell>
          <table:table-cell office:value-type="string" calcext:value-type="string">
            <text:p>integrated</text:p>
          </table:table-cell>
          <table:table-cell table:number-columns-repeated="5"/>
          <table:table-cell table:style-name="ce5"/>
          <table:table-cell office:value-type="string" calcext:value-type="string">
            <text:p>forward</text:p>
          </table:table-cell>
          <table:table-cell table:style-name="ce5" office:value-type="string" calcext:value-type="string">
            <text:p>sideway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forward/forward2/side.wall</text:p>
          </table:table-cell>
          <table:table-cell office:value-type="string" calcext:value-type="string">
            <text:p>for/side/wal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sideways</text:p>
          </table:table-cell>
          <table:table-cell table:style-name="ce5" office:value-type="string" calcext:value-type="string">
            <text:p>sideways</text:p>
          </table:table-cell>
          <table:table-cell table:style-name="ce5" office:value-type="string" calcext:value-type="string">
            <text:p>forward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total (front/2/side/wal)</text:p>
          </table:table-cell>
          <table:table-cell/>
          <table:table-cell office:value-type="string" calcext:value-type="string">
            <text:p>sideways</text:p>
          </table:table-cell>
          <table:table-cell office:value-type="string" calcext:value-type="string">
            <text:p>forward/forward2/side.wall</text:p>
          </table:table-cell>
          <table:table-cell office:value-type="string" calcext:value-type="string">
            <text:p>for/side/wall</text:p>
          </table:table-cell>
          <table:table-cell office:value-type="string" calcext:value-type="string">
            <text:p>forward</text:p>
          </table:table-cell>
          <table:table-cell/>
          <table:table-cell office:value-type="string" calcext:value-type="string">
            <text:p>sideways</text:p>
          </table:table-cell>
          <table:table-cell office:value-type="string" calcext:value-type="string">
            <text:p>forward/forward2/side.wall</text:p>
          </table:table-cell>
          <table:table-cell office:value-type="string" calcext:value-type="string">
            <text:p>for/side/wall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" calcext:value-type="float">
            <text:p>0.0</text:p>
          </table:table-cell>
          <table:table-cell office:value-type="string" calcext:value-type="string">
            <text:p>integrated</text:p>
          </table:table-cell>
          <table:table-cell table:number-columns-repeated="5"/>
          <table:table-cell table:style-name="ce5"/>
          <table:table-cell office:value-type="string" calcext:value-type="string">
            <text:p>N=100</text:p>
          </table:table-cell>
          <table:table-cell table:style-name="ce5" office:value-type="string" calcext:value-type="string">
            <text:p>N=15</text:p>
          </table:table-cell>
          <table:table-cell table:number-columns-repeated="2" office:value-type="string" calcext:value-type="string">
            <text:p>N=15</text:p>
          </table:table-cell>
          <table:table-cell office:value-type="string" calcext:value-type="string">
            <text:p>N=18</text:p>
          </table:table-cell>
          <table:table-cell table:number-columns-repeated="2" office:value-type="string" calcext:value-type="string">
            <text:p>N = 20</text:p>
          </table:table-cell>
          <table:table-cell office:value-type="string" calcext:value-type="string">
            <text:p>N = 15</text:p>
          </table:table-cell>
          <table:table-cell table:number-columns-repeated="2" table:style-name="ce5" office:value-type="string" calcext:value-type="string">
            <text:p>N = 25</text:p>
          </table:table-cell>
          <table:table-cell table:style-name="ce5" office:value-type="string" calcext:value-type="string">
            <text:p>N = 15</text:p>
          </table:table-cell>
          <table:table-cell table:style-name="ce5" office:value-type="string" calcext:value-type="string">
            <text:p>N = 20</text:p>
          </table:table-cell>
          <table:table-cell/>
          <table:table-cell office:value-type="string" calcext:value-type="string">
            <text:p>N=15</text:p>
          </table:table-cell>
          <table:table-cell office:value-type="string" calcext:value-type="string">
            <text:p>N=18</text:p>
          </table:table-cell>
          <table:table-cell table:number-columns-repeated="2" office:value-type="string" calcext:value-type="string">
            <text:p>N = 20</text:p>
          </table:table-cell>
          <table:table-cell/>
          <table:table-cell office:value-type="string" calcext:value-type="string">
            <text:p>N=15</text:p>
          </table:table-cell>
          <table:table-cell office:value-type="string" calcext:value-type="string">
            <text:p>N=18</text:p>
          </table:table-cell>
          <table:table-cell table:number-columns-repeated="2" office:value-type="string" calcext:value-type="string">
            <text:p>N = 2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" calcext:value-type="float">
            <text:p>0.0</text:p>
          </table:table-cell>
          <table:table-cell office:value-type="string" calcext:value-type="string">
            <text:p>integrated</text:p>
          </table:table-cell>
          <table:table-cell table:number-columns-repeated="5"/>
          <table:table-cell table:style-name="ce5"/>
          <table:table-cell office:value-type="string" calcext:value-type="string">
            <text:p>P = 50</text:p>
          </table:table-cell>
          <table:table-cell table:style-name="ce5" office:value-type="string" calcext:value-type="string">
            <text:p>P = 25</text:p>
          </table:table-cell>
          <table:table-cell table:number-columns-repeated="2" office:value-type="string" calcext:value-type="string">
            <text:p>P = 25</text:p>
          </table:table-cell>
          <table:table-cell office:value-type="string" calcext:value-type="string">
            <text:p>P = 30</text:p>
          </table:table-cell>
          <table:table-cell table:number-columns-repeated="2" office:value-type="string" calcext:value-type="string">
            <text:p>P = 50</text:p>
          </table:table-cell>
          <table:table-cell office:value-type="string" calcext:value-type="string">
            <text:p>P = 20</text:p>
          </table:table-cell>
          <table:table-cell table:number-columns-repeated="3" table:style-name="ce5" office:value-type="string" calcext:value-type="string">
            <text:p>P = 50</text:p>
          </table:table-cell>
          <table:table-cell table:style-name="ce5" office:value-type="string" calcext:value-type="string">
            <text:p>P = 100</text:p>
          </table:table-cell>
          <table:table-cell/>
          <table:table-cell office:value-type="string" calcext:value-type="string">
            <text:p>P = 25</text:p>
          </table:table-cell>
          <table:table-cell office:value-type="string" calcext:value-type="string">
            <text:p>P = 30</text:p>
          </table:table-cell>
          <table:table-cell table:number-columns-repeated="2" office:value-type="string" calcext:value-type="string">
            <text:p>P = 50</text:p>
          </table:table-cell>
          <table:table-cell/>
          <table:table-cell office:value-type="string" calcext:value-type="string">
            <text:p>P = 25</text:p>
          </table:table-cell>
          <table:table-cell office:value-type="string" calcext:value-type="string">
            <text:p>P = 30</text:p>
          </table:table-cell>
          <table:table-cell table:number-columns-repeated="2" office:value-type="string" calcext:value-type="string">
            <text:p>P = 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Msg=100000</text:p>
          </table:table-cell>
          <table:table-cell table:style-name="ce5" office:value-type="string" calcext:value-type="string">
            <text:p>Msg=100000</text:p>
          </table:table-cell>
          <table:table-cell table:number-columns-repeated="3" office:value-type="string" calcext:value-type="string">
            <text:p>Msg=100000</text:p>
          </table:table-cell>
          <table:table-cell table:number-columns-repeated="2"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table:number-columns-repeated="4" table:style-name="ce5" office:value-type="float" office:value="100000" calcext:value-type="float">
            <text:p>100000</text:p>
          </table:table-cell>
          <table:table-cell/>
          <table:table-cell table:number-columns-repeated="2" office:value-type="string" calcext:value-type="string">
            <text:p>Msg=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01" calcext:value-type="float">
            <text:p>200001</text:p>
          </table:table-cell>
          <table:table-cell/>
          <table:table-cell table:number-columns-repeated="2" office:value-type="string" calcext:value-type="string">
            <text:p>Msg=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01" calcext:value-type="float">
            <text:p>20000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formula="of:=[.G7]*180/PI()" office:value-type="float" office:value="0.515662015617741" calcext:value-type="float">
            <text:p>0.5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" table:formula="of:=STDEV([.Q7];[.AC7])" office:value-type="float" office:value="0.0707106781186548" calcext:value-type="float">
            <text:p>0.1</text:p>
          </table:table-cell>
          <table:table-cell table:formula="of:=STDEV([.AD7];[.T7])" office:value-type="float" office:value="0.707106781186548" calcext:value-type="float">
            <text:p>0.7</text:p>
          </table:table-cell>
          <table:table-cell table:style-name="ce1" table:formula="of:=STDEV([.AE7];[.U7])" office:value-type="float" office:value="0.141421356237309" calcext:value-type="float">
            <text:p>0.1</text:p>
          </table:table-cell>
          <table:table-cell table:formula="of:=STDEV([.AF7];[.V7])" office:value-type="float" office:value="0.141421356237309" calcext:value-type="float">
            <text:p>0.1</text:p>
          </table:table-cell>
          <table:table-cell/>
          <table:table-cell table:formula="of:=STDEV([.AH7];[.Q7])" office:value-type="float" office:value="0.141421356237309" calcext:value-type="float">
            <text:p>0.1</text:p>
          </table:table-cell>
          <table:table-cell table:formula="of:=STDEV([.AI7];[.T7])" office:value-type="float" office:value="0.424264068711929" calcext:value-type="float">
            <text:p>0.4</text:p>
          </table:table-cell>
          <table:table-cell table:formula="of:=STDEV([.AJ7];[.U7])" office:value-type="float" office:value="0" calcext:value-type="float">
            <text:p>0.0</text:p>
          </table:table-cell>
          <table:table-cell table:formula="of:=STDEV([.AK7];[.V7])" office:value-type="float" office:value="0.0707106781186548" calcext:value-type="float">
            <text:p>0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formula="of:=[.G8]*180/PI()" office:value-type="float" office:value="1.03132403123548" calcext:value-type="float">
            <text:p>1.0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6" calcext:value-type="float">
            <text:p>1.6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" table:formula="of:=STDEV([.Q8];[.AC8])" office:value-type="float" office:value="0.0707106781186547" calcext:value-type="float">
            <text:p>0.1</text:p>
          </table:table-cell>
          <table:table-cell table:formula="of:=STDEV([.AD8];[.T8])" office:value-type="float" office:value="0.212132034355964" calcext:value-type="float">
            <text:p>0.2</text:p>
          </table:table-cell>
          <table:table-cell table:style-name="ce1" table:formula="of:=STDEV([.AE8];[.U8])" office:value-type="float" office:value="0.141421356237309" calcext:value-type="float">
            <text:p>0.1</text:p>
          </table:table-cell>
          <table:table-cell table:formula="of:=STDEV([.AF8];[.V8])" office:value-type="float" office:value="0.777817459305202" calcext:value-type="float">
            <text:p>0.8</text:p>
          </table:table-cell>
          <table:table-cell/>
          <table:table-cell table:formula="of:=STDEV([.AH8];[.Q8])" office:value-type="float" office:value="0.141421356237309" calcext:value-type="float">
            <text:p>0.1</text:p>
          </table:table-cell>
          <table:table-cell table:formula="of:=STDEV([.AI8];[.T8])" office:value-type="float" office:value="0.353553390593274" calcext:value-type="float">
            <text:p>0.4</text:p>
          </table:table-cell>
          <table:table-cell table:formula="of:=STDEV([.AJ8];[.U8])" office:value-type="float" office:value="0.0707106781186547" calcext:value-type="float">
            <text:p>0.1</text:p>
          </table:table-cell>
          <table:table-cell table:formula="of:=STDEV([.AK8];[.V8])" office:value-type="float" office:value="0.494974746830583" calcext:value-type="float">
            <text:p>0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G9]*180/PI()" office:value-type="float" office:value="2.29183118052329" calcext:value-type="float">
            <text:p>2.3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0" table:formula="of:=STDEV([.Q9];[.AC9])" office:value-type="float" office:value="2.47487373415292" calcext:value-type="float">
            <text:p>2.5</text:p>
          </table:table-cell>
          <table:table-cell table:style-name="ce10" table:formula="of:=STDEV([.AD9];[.T9])" office:value-type="float" office:value="1.27279220613579" calcext:value-type="float">
            <text:p>1.3</text:p>
          </table:table-cell>
          <table:table-cell table:style-name="ce10" table:formula="of:=STDEV([.AE9];[.U9])" office:value-type="float" office:value="1.83847763108502" calcext:value-type="float">
            <text:p>1.8</text:p>
          </table:table-cell>
          <table:table-cell table:formula="of:=STDEV([.AF9];[.V9])" office:value-type="float" office:value="0.494974746830583" calcext:value-type="float">
            <text:p>0.5</text:p>
          </table:table-cell>
          <table:table-cell/>
          <table:table-cell table:formula="of:=STDEV([.AH9];[.Q9])" office:value-type="float" office:value="0.848528137423857" calcext:value-type="float">
            <text:p>0.8</text:p>
          </table:table-cell>
          <table:table-cell table:formula="of:=STDEV([.AI9];[.T9])" office:value-type="float" office:value="0.141421356237309" calcext:value-type="float">
            <text:p>0.1</text:p>
          </table:table-cell>
          <table:table-cell table:formula="of:=STDEV([.AJ9];[.U9])" office:value-type="float" office:value="0.494974746830583" calcext:value-type="float">
            <text:p>0.5</text:p>
          </table:table-cell>
          <table:table-cell table:formula="of:=STDEV([.AK9];[.V9])" office:value-type="float" office:value="0.0707106781186545" calcext:value-type="float">
            <text:p>0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formula="of:=[.G10]*180/PI()" office:value-type="float" office:value="4.18259190445501" calcext:value-type="float">
            <text:p>4.2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10" table:formula="of:=STDEV([.Q10];[.AC10])" office:value-type="float" office:value="4.3840620433566" calcext:value-type="float">
            <text:p>4.4</text:p>
          </table:table-cell>
          <table:table-cell table:style-name="ce10" table:formula="of:=STDEV([.AD10];[.T10])" office:value-type="float" office:value="1.83847763108502" calcext:value-type="float">
            <text:p>1.8</text:p>
          </table:table-cell>
          <table:table-cell table:style-name="ce10" table:formula="of:=STDEV([.AE10];[.U10])" office:value-type="float" office:value="2.47487373415292" calcext:value-type="float">
            <text:p>2.5</text:p>
          </table:table-cell>
          <table:table-cell table:formula="of:=STDEV([.AF10];[.V10])" office:value-type="float" office:value="0.919238815542512" calcext:value-type="float">
            <text:p>0.9</text:p>
          </table:table-cell>
          <table:table-cell/>
          <table:table-cell table:style-name="ce10" table:formula="of:=STDEV([.AH10];[.Q10])" office:value-type="float" office:value="1.48492424049175" calcext:value-type="float">
            <text:p>1.5</text:p>
          </table:table-cell>
          <table:table-cell table:formula="of:=STDEV([.AI10];[.T10])" office:value-type="float" office:value="0.353553390593274" calcext:value-type="float">
            <text:p>0.4</text:p>
          </table:table-cell>
          <table:table-cell table:formula="of:=STDEV([.AJ10];[.U10])" office:value-type="float" office:value="0.0707106781186548" calcext:value-type="float">
            <text:p>0.1</text:p>
          </table:table-cell>
          <table:table-cell table:style-name="ce10" table:formula="of:=STDEV([.AK10];[.V10])" office:value-type="float" office:value="2.26274169979695" calcext:value-type="float">
            <text:p>2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[.G11]*180/PI()" office:value-type="float" office:value="0.286478897565412" calcext:value-type="float">
            <text:p>0.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7" calcext:value-type="float">
            <text:p>3.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6" calcext:value-type="float">
            <text:p>2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1" calcext:value-type="float">
            <text:p>3.1</text:p>
          </table:table-cell>
          <table:table-cell/>
          <table:table-cell table:style-name="ce1" table:formula="of:=STDEV([.Q11];[.AC11])" office:value-type="float" office:value="0.494974746830583" calcext:value-type="float">
            <text:p>0.5</text:p>
          </table:table-cell>
          <table:table-cell table:formula="of:=STDEV([.AD11];[.T11])" office:value-type="float" office:value="0.424264068711929" calcext:value-type="float">
            <text:p>0.4</text:p>
          </table:table-cell>
          <table:table-cell table:style-name="ce1" table:formula="of:=STDEV([.AE11];[.U11])" office:value-type="float" office:value="0.565685424949238" calcext:value-type="float">
            <text:p>0.6</text:p>
          </table:table-cell>
          <table:table-cell table:formula="of:=STDEV([.AF11];[.V11])" office:value-type="float" office:value="0.565685424949238" calcext:value-type="float">
            <text:p>0.6</text:p>
          </table:table-cell>
          <table:table-cell/>
          <table:table-cell table:formula="of:=STDEV([.AH11];[.Q11])" office:value-type="float" office:value="0.0707106781186548" calcext:value-type="float">
            <text:p>0.1</text:p>
          </table:table-cell>
          <table:table-cell table:formula="of:=STDEV([.AI11];[.T11])" office:value-type="float" office:value="0.141421356237309" calcext:value-type="float">
            <text:p>0.1</text:p>
          </table:table-cell>
          <table:table-cell table:formula="of:=STDEV([.AJ11];[.U11])" office:value-type="float" office:value="0.212132034355964" calcext:value-type="float">
            <text:p>0.2</text:p>
          </table:table-cell>
          <table:table-cell table:formula="of:=STDEV([.AK11];[.V11])" office:value-type="float" office:value="0.212132034355964" calcext:value-type="float">
            <text:p>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G12]*180/PI()" office:value-type="float" office:value="0.630253574643906" calcext:value-type="float">
            <text:p>0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" table:formula="of:=STDEV([.Q12];[.AC12])" office:value-type="float" office:value="0.353553390593274" calcext:value-type="float">
            <text:p>0.4</text:p>
          </table:table-cell>
          <table:table-cell table:formula="of:=STDEV([.AD12];[.T12])" office:value-type="float" office:value="0.353553390593274" calcext:value-type="float">
            <text:p>0.4</text:p>
          </table:table-cell>
          <table:table-cell table:style-name="ce1" table:formula="of:=STDEV([.AE12];[.U12])" office:value-type="float" office:value="0.353553390593274" calcext:value-type="float">
            <text:p>0.4</text:p>
          </table:table-cell>
          <table:table-cell table:formula="of:=STDEV([.AF12];[.V12])" office:value-type="float" office:value="0.141421356237309" calcext:value-type="float">
            <text:p>0.1</text:p>
          </table:table-cell>
          <table:table-cell/>
          <table:table-cell table:formula="of:=STDEV([.AH12];[.Q12])" office:value-type="float" office:value="0.141421356237309" calcext:value-type="float">
            <text:p>0.1</text:p>
          </table:table-cell>
          <table:table-cell table:formula="of:=STDEV([.AI12];[.T12])" office:value-type="float" office:value="0.14142135623731" calcext:value-type="float">
            <text:p>0.1</text:p>
          </table:table-cell>
          <table:table-cell table:formula="of:=STDEV([.AJ12];[.U12])" office:value-type="float" office:value="0.141421356237309" calcext:value-type="float">
            <text:p>0.1</text:p>
          </table:table-cell>
          <table:table-cell table:formula="of:=STDEV([.AK12];[.V12])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table:formula="of:=[.G13]*180/PI()" office:value-type="float" office:value="1.60428182636631" calcext:value-type="float">
            <text:p>1.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.6" calcext:value-type="float">
            <text:p>1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" table:formula="of:=STDEV([.Q13];[.AC13])" office:value-type="float" office:value="0.0707106781186548" calcext:value-type="float">
            <text:p>0.1</text:p>
          </table:table-cell>
          <table:table-cell table:formula="of:=STDEV([.AD13];[.T13])" office:value-type="float" office:value="0.0707106781186548" calcext:value-type="float">
            <text:p>0.1</text:p>
          </table:table-cell>
          <table:table-cell table:style-name="ce1" table:formula="of:=STDEV([.AE13];[.U13])" office:value-type="float" office:value="0.14142135623731" calcext:value-type="float">
            <text:p>0.1</text:p>
          </table:table-cell>
          <table:table-cell table:formula="of:=STDEV([.AF13];[.V13])" office:value-type="float" office:value="0.353553390593274" calcext:value-type="float">
            <text:p>0.4</text:p>
          </table:table-cell>
          <table:table-cell/>
          <table:table-cell table:formula="of:=STDEV([.AH13];[.Q13])" office:value-type="float" office:value="0.212132034355964" calcext:value-type="float">
            <text:p>0.2</text:p>
          </table:table-cell>
          <table:table-cell table:formula="of:=STDEV([.AI13];[.T13])" office:value-type="float" office:value="0.282842712474619" calcext:value-type="float">
            <text:p>0.3</text:p>
          </table:table-cell>
          <table:table-cell table:formula="of:=STDEV([.AJ13];[.U13])" office:value-type="float" office:value="0.14142135623731" calcext:value-type="float">
            <text:p>0.1</text:p>
          </table:table-cell>
          <table:table-cell table:formula="of:=STDEV([.AK13];[.V13])" office:value-type="float" office:value="0.494974746830583" calcext:value-type="float">
            <text:p>0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formula="of:=[.G14]*180/PI()" office:value-type="float" office:value="0.859436692696235" calcext:value-type="float">
            <text:p>0.9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5.7" calcext:value-type="float">
            <text:p>5.7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6.4" calcext:value-type="float">
            <text:p>6.4</text:p>
          </table:table-cell>
          <table:table-cell office:value-type="float" office:value="4.2" calcext:value-type="float">
            <text:p>4.2</text:p>
          </table:table-cell>
          <table:table-cell/>
          <table:table-cell table:style-name="ce1" table:formula="of:=STDEV([.Q14];[.AC14])" office:value-type="float" office:value="0.14142135623731" calcext:value-type="float">
            <text:p>0.1</text:p>
          </table:table-cell>
          <table:table-cell table:formula="of:=STDEV([.AD14];[.T14])" office:value-type="float" office:value="0.141421356237309" calcext:value-type="float">
            <text:p>0.1</text:p>
          </table:table-cell>
          <table:table-cell table:style-name="ce1" table:formula="of:=STDEV([.AE14];[.U14])" office:value-type="float" office:value="0.282842712474619" calcext:value-type="float">
            <text:p>0.3</text:p>
          </table:table-cell>
          <table:table-cell table:formula="of:=STDEV([.AF14];[.V14])" office:value-type="float" office:value="0.919238815542512" calcext:value-type="float">
            <text:p>0.9</text:p>
          </table:table-cell>
          <table:table-cell/>
          <table:table-cell table:formula="of:=STDEV([.AH14];[.Q14])" office:value-type="float" office:value="0.0707106781186545" calcext:value-type="float">
            <text:p>0.1</text:p>
          </table:table-cell>
          <table:table-cell table:formula="of:=STDEV([.AI14];[.T14])" office:value-type="float" office:value="0.494974746830583" calcext:value-type="float">
            <text:p>0.5</text:p>
          </table:table-cell>
          <table:table-cell table:style-name="ce10" table:formula="of:=STDEV([.AJ14];[.U14])" office:value-type="float" office:value="1.4142135623731" calcext:value-type="float">
            <text:p>1.4</text:p>
          </table:table-cell>
          <table:table-cell table:style-name="ce10" table:formula="of:=STDEV([.AK14];[.V14])" office:value-type="float" office:value="1.34350288425444" calcext:value-type="float">
            <text:p>1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formula="of:=[.G15]*180/PI()" office:value-type="float" office:value="0.515662015617741" calcext:value-type="float">
            <text:p>0.5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5.6" calcext:value-type="float">
            <text:p>5.6</text:p>
          </table:table-cell>
          <table:table-cell/>
          <table:table-cell table:style-name="ce1" table:formula="of:=STDEV([.Q15];[.AC15])" office:value-type="float" office:value="0.565685424949238" calcext:value-type="float">
            <text:p>0.6</text:p>
          </table:table-cell>
          <table:table-cell table:formula="of:=STDEV([.AD15];[.T15])" office:value-type="float" office:value="0.353553390593274" calcext:value-type="float">
            <text:p>0.4</text:p>
          </table:table-cell>
          <table:table-cell table:style-name="ce1" table:formula="of:=STDEV([.AE15];[.U15])" office:value-type="float" office:value="0.919238815542512" calcext:value-type="float">
            <text:p>0.9</text:p>
          </table:table-cell>
          <table:table-cell table:formula="of:=STDEV([.AF15];[.V15])" office:value-type="float" office:value="0.565685424949238" calcext:value-type="float">
            <text:p>0.6</text:p>
          </table:table-cell>
          <table:table-cell/>
          <table:table-cell table:formula="of:=STDEV([.AH15];[.Q15])" office:value-type="float" office:value="0.0707106781186545" calcext:value-type="float">
            <text:p>0.1</text:p>
          </table:table-cell>
          <table:table-cell table:formula="of:=STDEV([.AI15];[.T15])" office:value-type="float" office:value="0" calcext:value-type="float">
            <text:p>0.0</text:p>
          </table:table-cell>
          <table:table-cell table:formula="of:=STDEV([.AJ15];[.U15])" office:value-type="float" office:value="0.0707106781186551" calcext:value-type="float">
            <text:p>0.1</text:p>
          </table:table-cell>
          <table:table-cell table:formula="of:=STDEV([.AK15];[.V15])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G16]*180/PI()" office:value-type="float" office:value="0.630253574643906" calcext:value-type="float">
            <text:p>0.6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3" calcext:value-type="float">
            <text:p>5.3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ce10" table:formula="of:=STDEV([.Q16];[.AC16])" office:value-type="float" office:value="1.20208152801713" calcext:value-type="float">
            <text:p>1.2</text:p>
          </table:table-cell>
          <table:table-cell table:formula="of:=STDEV([.AD16];[.T16])" office:value-type="float" office:value="0.494974746830583" calcext:value-type="float">
            <text:p>0.5</text:p>
          </table:table-cell>
          <table:table-cell table:style-name="ce10" table:formula="of:=STDEV([.AE16];[.U16])" office:value-type="float" office:value="1.4142135623731" calcext:value-type="float">
            <text:p>1.4</text:p>
          </table:table-cell>
          <table:table-cell table:formula="of:=STDEV([.AF16];[.V16])" office:value-type="float" office:value="1.13137084989848" calcext:value-type="float">
            <text:p>1.1</text:p>
          </table:table-cell>
          <table:table-cell/>
          <table:table-cell table:formula="of:=STDEV([.AH16];[.Q16])" office:value-type="float" office:value="0.353553390593274" calcext:value-type="float">
            <text:p>0.4</text:p>
          </table:table-cell>
          <table:table-cell table:formula="of:=STDEV([.AI16];[.T16])" office:value-type="float" office:value="0.212132034355964" calcext:value-type="float">
            <text:p>0.2</text:p>
          </table:table-cell>
          <table:table-cell table:formula="of:=STDEV([.AJ16];[.U16])" office:value-type="float" office:value="0.424264068711928" calcext:value-type="float">
            <text:p>0.4</text:p>
          </table:table-cell>
          <table:table-cell table:formula="of:=STDEV([.AK16];[.V16])" office:value-type="float" office:value="0.212132034355964" calcext:value-type="float">
            <text:p>0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formula="of:=[.G17]*180/PI()" office:value-type="float" office:value="0.630253574643906" calcext:value-type="float">
            <text:p>0.6</text:p>
          </table:table-cell>
          <table:table-cell table:number-columns-repeated="5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.2" calcext:value-type="float">
            <text:p>6.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" table:formula="of:=STDEV([.Q17];[.AC17])" office:value-type="float" office:value="0.141421356237309" calcext:value-type="float">
            <text:p>0.1</text:p>
          </table:table-cell>
          <table:table-cell table:formula="of:=STDEV([.AD17];[.T17])" office:value-type="float" office:value="0.353553390593274" calcext:value-type="float">
            <text:p>0.4</text:p>
          </table:table-cell>
          <table:table-cell table:style-name="ce10" table:formula="of:=STDEV([.AE17];[.U17])" office:value-type="float" office:value="3.04055915910215" calcext:value-type="float">
            <text:p>3.0</text:p>
          </table:table-cell>
          <table:table-cell table:formula="of:=STDEV([.AF17];[.V17])" office:value-type="float" office:value="0.707106781186548" calcext:value-type="float">
            <text:p>0.7</text:p>
          </table:table-cell>
          <table:table-cell/>
          <table:table-cell table:formula="of:=STDEV([.AH17];[.Q17])" office:value-type="float" office:value="0.14142135623731" calcext:value-type="float">
            <text:p>0.1</text:p>
          </table:table-cell>
          <table:table-cell table:formula="of:=STDEV([.AI17];[.T17])" office:value-type="float" office:value="0.0707106781186548" calcext:value-type="float">
            <text:p>0.1</text:p>
          </table:table-cell>
          <table:table-cell table:style-name="ce10" table:formula="of:=STDEV([.AJ17];[.U17])" office:value-type="float" office:value="3.46482322781408" calcext:value-type="float">
            <text:p>3.5</text:p>
          </table:table-cell>
          <table:table-cell table:formula="of:=STDEV([.AK17];[.V17])" office:value-type="float" office:value="0.141421356237309" calcext:value-type="float">
            <text:p>0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table:formula="of:=[.G18]*180/PI()" office:value-type="float" office:value="0.343774677078494" calcext:value-type="float">
            <text:p>0.3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" table:formula="of:=STDEV([.Q18];[.AC18])" office:value-type="float" office:value="0.353553390593274" calcext:value-type="float">
            <text:p>0.4</text:p>
          </table:table-cell>
          <table:table-cell table:formula="of:=STDEV([.AD18];[.T18])" office:value-type="float" office:value="0.707106781186548" calcext:value-type="float">
            <text:p>0.7</text:p>
          </table:table-cell>
          <table:table-cell table:style-name="ce1" table:formula="of:=STDEV([.AE18];[.U18])" office:value-type="float" office:value="0.707106781186548" calcext:value-type="float">
            <text:p>0.7</text:p>
          </table:table-cell>
          <table:table-cell table:formula="of:=STDEV([.AF18];[.V18])" office:value-type="float" office:value="0.707106781186548" calcext:value-type="float">
            <text:p>0.7</text:p>
          </table:table-cell>
          <table:table-cell/>
          <table:table-cell table:formula="of:=STDEV([.AH18];[.Q18])" office:value-type="float" office:value="0.424264068711929" calcext:value-type="float">
            <text:p>0.4</text:p>
          </table:table-cell>
          <table:table-cell table:formula="of:=STDEV([.AI18];[.T18])" office:value-type="float" office:value="0.494974746830583" calcext:value-type="float">
            <text:p>0.5</text:p>
          </table:table-cell>
          <table:table-cell table:formula="of:=STDEV([.AJ18];[.U18])" office:value-type="float" office:value="0.424264068711929" calcext:value-type="float">
            <text:p>0.4</text:p>
          </table:table-cell>
          <table:table-cell table:formula="of:=STDEV([.AK18];[.V18])" office:value-type="float" office:value="0.282842712474619" calcext:value-type="float">
            <text:p>0.3</text:p>
          </table:table-cell>
        </table:table-row>
        <table:table-row table:style-name="ro1">
          <table:table-cell table:number-columns-repeated="38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ripod</text:p>
          </table:table-cell>
          <table:table-cell office:value-type="float" office:value="0.01" calcext:value-type="float">
            <text:p>0.0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formula="of:=[.G20]*180/PI()" office:value-type="float" office:value="0.916732472209317" calcext:value-type="float">
            <text:p>0.9</text:p>
          </table:table-cell>
          <table:table-cell table:number-columns-repeated="4"/>
          <table:table-cell office:value-type="string" calcext:value-type="string">
            <text:p>Av(forward)</text:p>
          </table:table-cell>
          <table:table-cell table:style-name="ce2" table:formula="of:=AVERAGE([.N7:.N18])" office:value-type="float" office:value="2.88333333333333" calcext:value-type="float">
            <text:p>2.88</text:p>
          </table:table-cell>
          <table:table-cell table:style-name="ce2" table:formula="of:=AVERAGE([.O7:.O18])" office:value-type="float" office:value="2.9" calcext:value-type="float">
            <text:p>2.90</text:p>
          </table:table-cell>
          <table:table-cell table:style-name="ce2" table:formula="of:=AVERAGE([.P7:.P18])" office:value-type="float" office:value="3.26666666666667" calcext:value-type="float">
            <text:p>3.27</text:p>
          </table:table-cell>
          <table:table-cell table:style-name="ce6" table:formula="of:=AVERAGE([.Q7:.Q18])" office:value-type="float" office:value="2.79166666666667" calcext:value-type="float">
            <text:p>2.79</text:p>
          </table:table-cell>
          <table:table-cell table:style-name="ce2" table:formula="of:=AVERAGE([.R7:.R18])" office:value-type="float" office:value="4.26666666666667" calcext:value-type="float">
            <text:p>4.27</text:p>
          </table:table-cell>
          <table:table-cell table:style-name="ce2"/>
          <table:table-cell table:style-name="ce2" table:formula="of:=AVERAGE([.T7:.T18])" office:value-type="float" office:value="3.14166666666667" calcext:value-type="float">
            <text:p>3.14</text:p>
          </table:table-cell>
          <table:table-cell table:style-name="ce2" table:formula="of:=AVERAGE([.U7:.U18])" office:value-type="float" office:value="3.40833333333333" calcext:value-type="float">
            <text:p>3.41</text:p>
          </table:table-cell>
          <table:table-cell table:style-name="ce2" table:formula="of:=AVERAGE([.V7:.V18])" office:value-type="float" office:value="3.01666666666667" calcext:value-type="float">
            <text:p>3.02</text:p>
          </table:table-cell>
          <table:table-cell table:style-name="ce2" table:formula="of:=AVERAGE([.W7:.W18])" office:value-type="float" office:value="3.30909090909091" calcext:value-type="float">
            <text:p>3.31</text:p>
          </table:table-cell>
          <table:table-cell table:style-name="ce6" table:formula="of:=AVERAGE([.X7:.X18])" office:value-type="float" office:value="2.71666666666667" calcext:value-type="float">
            <text:p>2.72</text:p>
          </table:table-cell>
          <table:table-cell table:style-name="ce2" table:formula="of:=AVERAGE([.Y7:.Y18])" office:value-type="float" office:value="2.30833333333333" calcext:value-type="float">
            <text:p>2.31</text:p>
          </table:table-cell>
          <table:table-cell table:style-name="ce2" table:formula="of:=AVERAGE([.Z7:.Z18])" office:value-type="float" office:value="2.91666666666667" calcext:value-type="float">
            <text:p>2.92</text:p>
          </table:table-cell>
          <table:table-cell table:style-name="ce2" table:formula="of:=AVERAGE([.AA7:.AA18])" office:value-type="float" office:value="2.66666666666667" calcext:value-type="float">
            <text:p>2.67</text:p>
          </table:table-cell>
          <table:table-cell/>
          <table:table-cell table:formula="of:=AVERAGE([.AC7:.AC18])" office:value-type="float" office:value="3.375" calcext:value-type="float">
            <text:p>3.375</text:p>
          </table:table-cell>
          <table:table-cell table:formula="of:=AVERAGE([.AD7:.AD18])" office:value-type="float" office:value="3.50833333333333" calcext:value-type="float">
            <text:p>3.5083333333</text:p>
          </table:table-cell>
          <table:table-cell table:formula="of:=AVERAGE([.AE7:.AE18])" office:value-type="float" office:value="3.30833333333333" calcext:value-type="float">
            <text:p>3.3083333333</text:p>
          </table:table-cell>
          <table:table-cell table:formula="of:=AVERAGE([.AF7:.AF18])" office:value-type="float" office:value="3.14166666666667" calcext:value-type="float">
            <text:p>3.1416666667</text:p>
          </table:table-cell>
          <table:table-cell/>
          <table:table-cell table:formula="of:=AVERAGE([.AH7:.AH18])" office:value-type="float" office:value="3.09166666666667" calcext:value-type="float">
            <text:p>3.0916666667</text:p>
          </table:table-cell>
          <table:table-cell table:formula="of:=AVERAGE([.AI7:.AI18])" office:value-type="float" office:value="3.19166666666667" calcext:value-type="float">
            <text:p>3.1916666667</text:p>
          </table:table-cell>
          <table:table-cell table:formula="of:=AVERAGE([.AJ7:.AJ18])" office:value-type="float" office:value="3.20833333333333" calcext:value-type="float">
            <text:p>3.2083333333</text:p>
          </table:table-cell>
          <table:table-cell table:formula="of:=AVERAGE([.AK7:.AK18])" office:value-type="float" office:value="3.00833333333333" calcext:value-type="float">
            <text:p>3.0083333333</text:p>
          </table:table-cell>
          <table:table-cell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G21]*180/PI()" office:value-type="float" office:value="2.63560585760179" calcext:value-type="float">
            <text:p>2.6</text:p>
          </table:table-cell>
          <table:table-cell table:number-columns-repeated="30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0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table:formula="of:=[.G23]*180/PI()" office:value-type="float" office:value="1.20321136977473" calcext:value-type="float">
            <text:p>1.2</text:p>
          </table:table-cell>
          <table:table-cell table:number-columns-repeated="5"/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table:formula="of:=[.G24]*180/PI()" office:value-type="float" office:value="1.83346494441863" calcext:value-type="float">
            <text:p>1.8</text:p>
          </table:table-cell>
          <table:table-cell table:number-columns-repeated="5"/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table:formula="of:=[.G25]*180/PI()" office:value-type="float" office:value="3.83881722737652" calcext:value-type="float">
            <text:p>3.8</text:p>
          </table:table-cell>
          <table:table-cell table:number-columns-repeated="5"/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table:formula="of:=[.G26]*180/PI()" office:value-type="float" office:value="0.401070456591576" calcext:value-type="float">
            <text:p>0.4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G27]*180/PI()" office:value-type="float" office:value="0.572957795130823" calcext:value-type="float">
            <text:p>0.6</text:p>
          </table:table-cell>
          <table:table-cell table:number-columns-repeated="5"/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table:formula="of:=[.G28]*180/PI()" office:value-type="float" office:value="2.75019741662795" calcext:value-type="float">
            <text:p>2.8</text:p>
          </table:table-cell>
          <table:table-cell table:number-columns-repeated="5"/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table:formula="of:=[.G29]*180/PI()" office:value-type="float" office:value="0.458366236104659" calcext:value-type="float">
            <text:p>0.5</text:p>
          </table:table-cell>
          <table:table-cell table:number-columns-repeated="5"/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table:formula="of:=[.G30]*180/PI()" office:value-type="float" office:value="0.171887338539247" calcext:value-type="float">
            <text:p>0.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orward (carp)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formula="of:=[.G31]*180/PI()" office:value-type="float" office:value="0.515662015617741" calcext:value-type="float">
            <text:p>0.5</text:p>
          </table:table-cell>
          <table:table-cell table:number-columns-repeated="5"/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0"/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v(forward2)</text:p>
          </table:table-cell>
          <table:table-cell table:style-name="ce3" table:formula="of:=AVERAGE([.N23:.N31])" office:value-type="float" office:value="4.6" calcext:value-type="float">
            <text:p>4.6</text:p>
          </table:table-cell>
          <table:table-cell table:style-name="ce2" table:formula="of:=AVERAGE([.O23:.O31])" office:value-type="float" office:value="2.71111111111111" calcext:value-type="float">
            <text:p>2.71</text:p>
          </table:table-cell>
          <table:table-cell table:style-name="ce2" table:formula="of:=AVERAGE([.P23:.P31])" office:value-type="float" office:value="3.56666666666667" calcext:value-type="float">
            <text:p>3.57</text:p>
          </table:table-cell>
          <table:table-cell table:style-name="ce6" table:formula="of:=AVERAGE([.Q23:.Q31])" office:value-type="float" office:value="2.58888888888889" calcext:value-type="float">
            <text:p>2.59</text:p>
          </table:table-cell>
          <table:table-cell table:style-name="ce2" table:formula="of:=AVERAGE([.R23:.R31])" office:value-type="float" office:value="6.97777777777778" calcext:value-type="float">
            <text:p>6.98</text:p>
          </table:table-cell>
          <table:table-cell table:style-name="ce2"/>
          <table:table-cell table:style-name="ce2" table:formula="of:=AVERAGE([.T23:.T31])" office:value-type="float" office:value="3.38888888888889" calcext:value-type="float">
            <text:p>3.39</text:p>
          </table:table-cell>
          <table:table-cell table:style-name="ce2" table:formula="of:=AVERAGE([.U23:.U31])" office:value-type="float" office:value="2.7" calcext:value-type="float">
            <text:p>2.70</text:p>
          </table:table-cell>
          <table:table-cell table:style-name="ce2" table:formula="of:=AVERAGE([.V23:.V31])" office:value-type="float" office:value="3.11111111111111" calcext:value-type="float">
            <text:p>3.11</text:p>
          </table:table-cell>
          <table:table-cell table:style-name="ce2" table:formula="of:=AVERAGE([.W23:.W31])" office:value-type="float" office:value="3.1" calcext:value-type="float">
            <text:p>3.10</text:p>
          </table:table-cell>
          <table:table-cell table:style-name="ce6" table:formula="of:=AVERAGE([.X23:.X31])" office:value-type="float" office:value="2.44444444444444" calcext:value-type="float">
            <text:p>2.44</text:p>
          </table:table-cell>
          <table:table-cell table:style-name="ce2" table:formula="of:=AVERAGE([.Y23:.Y31])" office:value-type="float" office:value="3.05555555555556" calcext:value-type="float">
            <text:p>3.06</text:p>
          </table:table-cell>
          <table:table-cell table:style-name="ce2" table:formula="of:=AVERAGE([.Z23:.Z31])" office:value-type="float" office:value="2.85555555555556" calcext:value-type="float">
            <text:p>2.86</text:p>
          </table:table-cell>
          <table:table-cell table:style-name="ce2" table:formula="of:=AVERAGE([.AA23:.AA31])" office:value-type="float" office:value="2.42222222222222" calcext:value-type="float">
            <text:p>2.42</text:p>
          </table:table-cell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8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table:formula="of:=[.G35]*180/PI()" office:value-type="float" office:value="1.77616916490555" calcext:value-type="float">
            <text:p>1.8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table:formula="of:=STDEV([.Q35];[.AC35])" office:value-type="float" office:value="1.34350288425444" calcext:value-type="float">
            <text:p>1.3</text:p>
          </table:table-cell>
          <table:table-cell table:style-name="ce10" table:formula="of:=STDEV([.AD35];[.T35])" office:value-type="float" office:value="1.13137084989848" calcext:value-type="float">
            <text:p>1.1</text:p>
          </table:table-cell>
          <table:table-cell table:style-name="ce1" table:formula="of:=STDEV([.AE35];[.U35])" office:value-type="float" office:value="0" calcext:value-type="float">
            <text:p>0.0</text:p>
          </table:table-cell>
          <table:table-cell table:formula="of:=STDEV([.AF35];[.V35])" office:value-type="float" office:value="0.282842712474619" calcext:value-type="float">
            <text:p>0.3</text:p>
          </table:table-cell>
          <table:table-cell/>
          <table:table-cell table:formula="of:=STDEV([.AH35];[.Q35])" office:value-type="float" office:value="0.0707106781186548" calcext:value-type="float">
            <text:p>0.1</text:p>
          </table:table-cell>
          <table:table-cell table:formula="of:=STDEV([.AI35];[.T35])" office:value-type="float" office:value="0.353553390593274" calcext:value-type="float">
            <text:p>0.4</text:p>
          </table:table-cell>
          <table:table-cell table:formula="of:=STDEV([.AJ35];[.U35])" office:value-type="float" office:value="0.777817459305202" calcext:value-type="float">
            <text:p>0.8</text:p>
          </table:table-cell>
          <table:table-cell table:formula="of:=STDEV([.AK35];[.V35])" office:value-type="float" office:value="0.0707106781186548" calcext:value-type="float">
            <text:p>0.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table:formula="of:=[.G36]*180/PI()" office:value-type="float" office:value="1.08861981074856" calcext:value-type="float">
            <text:p>1.1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/>
          <table:table-cell table:style-name="ce10" table:formula="of:=STDEV([.Q36];[.AC36])" office:value-type="float" office:value="1.27279220613579" calcext:value-type="float">
            <text:p>1.3</text:p>
          </table:table-cell>
          <table:table-cell table:formula="of:=STDEV([.AD36];[.T36])" office:value-type="float" office:value="0.707106781186548" calcext:value-type="float">
            <text:p>0.7</text:p>
          </table:table-cell>
          <table:table-cell table:style-name="ce1" table:formula="of:=STDEV([.AE36];[.U36])" office:value-type="float" office:value="1.34350288425444" calcext:value-type="float">
            <text:p>1.3</text:p>
          </table:table-cell>
          <table:table-cell table:style-name="ce10" table:formula="of:=STDEV([.AF36];[.V36])" office:value-type="float" office:value="1.06066017177982" calcext:value-type="float">
            <text:p>1.1</text:p>
          </table:table-cell>
          <table:table-cell/>
          <table:table-cell table:formula="of:=STDEV([.AH36];[.Q36])" office:value-type="float" office:value="0.353553390593274" calcext:value-type="float">
            <text:p>0.4</text:p>
          </table:table-cell>
          <table:table-cell table:formula="of:=STDEV([.AI36];[.T36])" office:value-type="float" office:value="0.212132034355964" calcext:value-type="float">
            <text:p>0.2</text:p>
          </table:table-cell>
          <table:table-cell table:formula="of:=STDEV([.AJ36];[.U36])" office:value-type="float" office:value="0.494974746830583" calcext:value-type="float">
            <text:p>0.5</text:p>
          </table:table-cell>
          <table:table-cell table:formula="of:=STDEV([.AK36];[.V36])" office:value-type="float" office:value="0.565685424949238" calcext:value-type="float">
            <text:p>0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G37]*180/PI()" office:value-type="float" office:value="2.63560585760179" calcext:value-type="float">
            <text:p>2.6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table:number-columns-repeated="2"/>
          <table:table-cell table:number-columns-repeated="2"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" table:formula="of:=STDEV([.Q37];[.AC37])" office:value-type="float" office:value="0.919238815542512" calcext:value-type="float">
            <text:p>0.9</text:p>
          </table:table-cell>
          <table:table-cell table:formula="of:=STDEV([.AD37];[.T37])" office:value-type="float" office:value="0.636396103067893" calcext:value-type="float">
            <text:p>0.6</text:p>
          </table:table-cell>
          <table:table-cell table:style-name="ce10" table:formula="of:=STDEV([.AE37];[.U37])" office:value-type="float" office:value="1.69705627484771" calcext:value-type="float">
            <text:p>1.7</text:p>
          </table:table-cell>
          <table:table-cell table:style-name="ce10" table:formula="of:=STDEV([.AF37];[.V37])" office:value-type="float" office:value="1.13137084989848" calcext:value-type="float">
            <text:p>1.1</text:p>
          </table:table-cell>
          <table:table-cell/>
          <table:table-cell table:formula="of:=STDEV([.AH37];[.Q37])" office:value-type="float" office:value="0.919238815542512" calcext:value-type="float">
            <text:p>0.9</text:p>
          </table:table-cell>
          <table:table-cell table:formula="of:=STDEV([.AI37];[.T37])" office:value-type="float" office:value="0.494974746830583" calcext:value-type="float">
            <text:p>0.5</text:p>
          </table:table-cell>
          <table:table-cell table:formula="of:=STDEV([.AJ37];[.U37])" office:value-type="float" office:value="0.636396103067892" calcext:value-type="float">
            <text:p>0.6</text:p>
          </table:table-cell>
          <table:table-cell table:formula="of:=STDEV([.AK37];[.V37])" office:value-type="float" office:value="0.848528137423857" calcext:value-type="float">
            <text:p>0.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table:formula="of:=[.G38]*180/PI()" office:value-type="float" office:value="3.09397209370645" calcext:value-type="float">
            <text:p>3.1</text:p>
          </table:table-cell>
          <table:table-cell table:number-columns-repeated="5"/>
          <table:table-cell office:value-type="float" office:value="8.9" calcext:value-type="float">
            <text:p>8.9</text:p>
          </table:table-cell>
          <table:table-cell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office:value-type="float" office:value="7.7" calcext:value-type="float">
            <text:p>7.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.9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10" table:formula="of:=STDEV([.Q38];[.AC38])" office:value-type="float" office:value="1.5556349186104" calcext:value-type="float">
            <text:p>1.6</text:p>
          </table:table-cell>
          <table:table-cell table:formula="of:=STDEV([.AD38];[.T38])" office:value-type="float" office:value="0.848528137423857" calcext:value-type="float">
            <text:p>0.8</text:p>
          </table:table-cell>
          <table:table-cell table:style-name="ce10" table:formula="of:=STDEV([.AE38];[.U38])" office:value-type="float" office:value="3.25269119345812" calcext:value-type="float">
            <text:p>3.3</text:p>
          </table:table-cell>
          <table:table-cell table:formula="of:=STDEV([.AF38];[.V38])" office:value-type="float" office:value="0.494974746830584" calcext:value-type="float">
            <text:p>0.5</text:p>
          </table:table-cell>
          <table:table-cell/>
          <table:table-cell table:style-name="ce10" table:formula="of:=STDEV([.AH38];[.Q38])" office:value-type="float" office:value="1.20208152801713" calcext:value-type="float">
            <text:p>1.2</text:p>
          </table:table-cell>
          <table:table-cell table:style-name="ce10" table:formula="of:=STDEV([.AI38];[.T38])" office:value-type="float" office:value="1.83847763108502" calcext:value-type="float">
            <text:p>1.8</text:p>
          </table:table-cell>
          <table:table-cell table:style-name="ce10" table:formula="of:=STDEV([.AJ38];[.U38])" office:value-type="float" office:value="4.94974746830583" calcext:value-type="float">
            <text:p>4.9</text:p>
          </table:table-cell>
          <table:table-cell table:style-name="ce10" table:formula="of:=STDEV([.AK38];[.V38])" office:value-type="float" office:value="0.989949493661166" calcext:value-type="float">
            <text:p>1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formula="of:=[.G39]*180/PI()" office:value-type="float" office:value="1.03132403123548" calcext:value-type="float">
            <text:p>1.0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/>
          <table:table-cell table:style-name="ce1" table:formula="of:=STDEV([.Q39];[.AC39])" office:value-type="float" office:value="0.141421356237309" calcext:value-type="float">
            <text:p>0.1</text:p>
          </table:table-cell>
          <table:table-cell table:formula="of:=STDEV([.AD39];[.T39])" office:value-type="float" office:value="0.424264068711929" calcext:value-type="float">
            <text:p>0.4</text:p>
          </table:table-cell>
          <table:table-cell table:style-name="ce1" table:formula="of:=STDEV([.AE39];[.U39])" office:value-type="float" office:value="0.353553390593274" calcext:value-type="float">
            <text:p>0.4</text:p>
          </table:table-cell>
          <table:table-cell table:formula="of:=STDEV([.AF39];[.V39])" office:value-type="float" office:value="0.565685424949238" calcext:value-type="float">
            <text:p>0.6</text:p>
          </table:table-cell>
          <table:table-cell/>
          <table:table-cell table:formula="of:=STDEV([.AH39];[.Q39])" office:value-type="float" office:value="0.212132034355964" calcext:value-type="float">
            <text:p>0.2</text:p>
          </table:table-cell>
          <table:table-cell table:formula="of:=STDEV([.AI39];[.T39])" office:value-type="float" office:value="0" calcext:value-type="float">
            <text:p>0.0</text:p>
          </table:table-cell>
          <table:table-cell table:formula="of:=STDEV([.AJ39];[.U39])" office:value-type="float" office:value="0.353553390593274" calcext:value-type="float">
            <text:p>0.4</text:p>
          </table:table-cell>
          <table:table-cell table:formula="of:=STDEV([.AK39];[.V39])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table:formula="of:=[.G40]*180/PI()" office:value-type="float" office:value="0.343774677078494" calcext:value-type="float">
            <text:p>0.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" table:formula="of:=STDEV([.Q40];[.AC40])" office:value-type="float" office:value="0.565685424949238" calcext:value-type="float">
            <text:p>0.6</text:p>
          </table:table-cell>
          <table:table-cell table:formula="of:=STDEV([.AD40];[.T40])" office:value-type="float" office:value="0.707106781186548" calcext:value-type="float">
            <text:p>0.7</text:p>
          </table:table-cell>
          <table:table-cell table:style-name="ce1" table:formula="of:=STDEV([.AE40];[.U40])" office:value-type="float" office:value="0.282842712474619" calcext:value-type="float">
            <text:p>0.3</text:p>
          </table:table-cell>
          <table:table-cell table:formula="of:=STDEV([.AF40];[.V40])" office:value-type="float" office:value="0.777817459305202" calcext:value-type="float">
            <text:p>0.8</text:p>
          </table:table-cell>
          <table:table-cell/>
          <table:table-cell table:formula="of:=STDEV([.AH40];[.Q40])" office:value-type="float" office:value="0.0707106781186548" calcext:value-type="float">
            <text:p>0.1</text:p>
          </table:table-cell>
          <table:table-cell table:formula="of:=STDEV([.AI40];[.T40])" office:value-type="float" office:value="0.0707106781186548" calcext:value-type="float">
            <text:p>0.1</text:p>
          </table:table-cell>
          <table:table-cell table:formula="of:=STDEV([.AJ40];[.U40])" office:value-type="float" office:value="0.14142135623731" calcext:value-type="float">
            <text:p>0.1</text:p>
          </table:table-cell>
          <table:table-cell table:formula="of:=STDEV([.AK40];[.V40])" office:value-type="float" office:value="0.141421356237309" calcext:value-type="float">
            <text:p>0.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table:formula="of:=[.G41]*180/PI()" office:value-type="float" office:value="1.08861981074856" calcext:value-type="float">
            <text:p>1.1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" table:formula="of:=STDEV([.Q41];[.AC41])" office:value-type="float" office:value="0.777817459305202" calcext:value-type="float">
            <text:p>0.8</text:p>
          </table:table-cell>
          <table:table-cell table:formula="of:=STDEV([.AD41];[.T41])" office:value-type="float" office:value="0.707106781186548" calcext:value-type="float">
            <text:p>0.7</text:p>
          </table:table-cell>
          <table:table-cell table:style-name="ce10" table:formula="of:=STDEV([.AE41];[.U41])" office:value-type="float" office:value="1.20208152801713" calcext:value-type="float">
            <text:p>1.2</text:p>
          </table:table-cell>
          <table:table-cell table:formula="of:=STDEV([.AF41];[.V41])" office:value-type="float" office:value="0.636396103067892" calcext:value-type="float">
            <text:p>0.6</text:p>
          </table:table-cell>
          <table:table-cell/>
          <table:table-cell table:formula="of:=STDEV([.AH41];[.Q41])" office:value-type="float" office:value="0.282842712474619" calcext:value-type="float">
            <text:p>0.3</text:p>
          </table:table-cell>
          <table:table-cell table:formula="of:=STDEV([.AI41];[.T41])" office:value-type="float" office:value="0.141421356237309" calcext:value-type="float">
            <text:p>0.1</text:p>
          </table:table-cell>
          <table:table-cell table:formula="of:=STDEV([.AJ41];[.U41])" office:value-type="float" office:value="0" calcext:value-type="float">
            <text:p>0.0</text:p>
          </table:table-cell>
          <table:table-cell table:formula="of:=STDEV([.AK41];[.V41])" office:value-type="float" office:value="0.212132034355964" calcext:value-type="float">
            <text:p>0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table:formula="of:=[.G42]*180/PI()" office:value-type="float" office:value="1.03132403123548" calcext:value-type="float">
            <text:p>1.0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5.3" calcext:value-type="float">
            <text:p>5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" table:formula="of:=STDEV([.Q42];[.AC42])" office:value-type="float" office:value="0.353553390593274" calcext:value-type="float">
            <text:p>0.4</text:p>
          </table:table-cell>
          <table:table-cell table:formula="of:=STDEV([.AD42];[.T42])" office:value-type="float" office:value="0.636396103067893" calcext:value-type="float">
            <text:p>0.6</text:p>
          </table:table-cell>
          <table:table-cell table:style-name="ce1" table:formula="of:=STDEV([.AE42];[.U42])" office:value-type="float" office:value="0.919238815542512" calcext:value-type="float">
            <text:p>0.9</text:p>
          </table:table-cell>
          <table:table-cell table:style-name="ce10" table:formula="of:=STDEV([.AF42];[.V42])" office:value-type="float" office:value="0.989949493661167" calcext:value-type="float">
            <text:p>1.0</text:p>
          </table:table-cell>
          <table:table-cell/>
          <table:table-cell table:formula="of:=STDEV([.AH42];[.Q42])" office:value-type="float" office:value="0.424264068711928" calcext:value-type="float">
            <text:p>0.4</text:p>
          </table:table-cell>
          <table:table-cell table:formula="of:=STDEV([.AI42];[.T42])" office:value-type="float" office:value="0.282842712474619" calcext:value-type="float">
            <text:p>0.3</text:p>
          </table:table-cell>
          <table:table-cell table:style-name="ce10" table:formula="of:=STDEV([.AJ42];[.U42])" office:value-type="float" office:value="1.13137084989848" calcext:value-type="float">
            <text:p>1.1</text:p>
          </table:table-cell>
          <table:table-cell table:formula="of:=STDEV([.AK42];[.V42])" office:value-type="float" office:value="0.282842712474619" calcext:value-type="float">
            <text:p>0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1" calcext:value-type="float">
            <text:p>0.1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table:formula="of:=[.G43]*180/PI()" office:value-type="float" office:value="1.31780292880089" calcext:value-type="float">
            <text:p>1.3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.4" calcext:value-type="float">
            <text:p>7.4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/>
          <table:table-cell table:style-name="ce1" table:formula="of:=STDEV([.Q43];[.AC43])" office:value-type="float" office:value="0.707106781186548" calcext:value-type="float">
            <text:p>0.7</text:p>
          </table:table-cell>
          <table:table-cell table:formula="of:=STDEV([.AD43];[.T43])" office:value-type="float" office:value="0" calcext:value-type="float">
            <text:p>0.0</text:p>
          </table:table-cell>
          <table:table-cell table:style-name="ce10" table:formula="of:=STDEV([.AE43];[.U43])" office:value-type="float" office:value="1.34350288425444" calcext:value-type="float">
            <text:p>1.3</text:p>
          </table:table-cell>
          <table:table-cell table:formula="of:=STDEV([.AF43];[.V43])" office:value-type="float" office:value="0.494974746830583" calcext:value-type="float">
            <text:p>0.5</text:p>
          </table:table-cell>
          <table:table-cell/>
          <table:table-cell table:formula="of:=STDEV([.AH43];[.Q43])" office:value-type="float" office:value="0.565685424949238" calcext:value-type="float">
            <text:p>0.6</text:p>
          </table:table-cell>
          <table:table-cell table:formula="of:=STDEV([.AI43];[.T43])" office:value-type="float" office:value="0.212132034355964" calcext:value-type="float">
            <text:p>0.2</text:p>
          </table:table-cell>
          <table:table-cell table:formula="of:=STDEV([.AJ43];[.U43])" office:value-type="float" office:value="0.707106781186548" calcext:value-type="float">
            <text:p>0.7</text:p>
          </table:table-cell>
          <table:table-cell table:formula="of:=STDEV([.AK43];[.V43])" office:value-type="float" office:value="0.636396103067892" calcext:value-type="float">
            <text:p>0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formula="of:=[.G44]*180/PI()" office:value-type="float" office:value="0.916732472209317" calcext:value-type="float">
            <text:p>0.9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/>
          <table:table-cell table:style-name="ce1" table:formula="of:=STDEV([.Q44];[.AC44])" office:value-type="float" office:value="0.919238815542512" calcext:value-type="float">
            <text:p>0.9</text:p>
          </table:table-cell>
          <table:table-cell table:formula="of:=STDEV([.AD44];[.T44])" office:value-type="float" office:value="0.212132034355964" calcext:value-type="float">
            <text:p>0.2</text:p>
          </table:table-cell>
          <table:table-cell table:style-name="ce10" table:formula="of:=STDEV([.AE44];[.U44])" office:value-type="float" office:value="1.20208152801713" calcext:value-type="float">
            <text:p>1.2</text:p>
          </table:table-cell>
          <table:table-cell table:formula="of:=STDEV([.AF44];[.V44])" office:value-type="float" office:value="0.494974746830583" calcext:value-type="float">
            <text:p>0.5</text:p>
          </table:table-cell>
          <table:table-cell/>
          <table:table-cell table:formula="of:=STDEV([.AH44];[.Q44])" office:value-type="float" office:value="0.212132034355964" calcext:value-type="float">
            <text:p>0.2</text:p>
          </table:table-cell>
          <table:table-cell table:formula="of:=STDEV([.AI44];[.T44])" office:value-type="float" office:value="0.0707106781186548" calcext:value-type="float">
            <text:p>0.1</text:p>
          </table:table-cell>
          <table:table-cell table:formula="of:=STDEV([.AJ44];[.U44])" office:value-type="float" office:value="0.0707106781186545" calcext:value-type="float">
            <text:p>0.1</text:p>
          </table:table-cell>
          <table:table-cell table:formula="of:=STDEV([.AK44];[.V44])" office:value-type="float" office:value="0.141421356237309" calcext:value-type="float">
            <text:p>0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formula="of:=[.G45]*180/PI()" office:value-type="float" office:value="0.859436692696235" calcext:value-type="float">
            <text:p>0.9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3" calcext:value-type="float">
            <text:p>2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" table:formula="of:=STDEV([.Q45];[.AC45])" office:value-type="float" office:value="0.919238815542512" calcext:value-type="float">
            <text:p>0.9</text:p>
          </table:table-cell>
          <table:table-cell table:formula="of:=STDEV([.AD45];[.T45])" office:value-type="float" office:value="0.707106781186548" calcext:value-type="float">
            <text:p>0.7</text:p>
          </table:table-cell>
          <table:table-cell table:style-name="ce1" table:formula="of:=STDEV([.AE45];[.U45])" office:value-type="float" office:value="0.848528137423857" calcext:value-type="float">
            <text:p>0.8</text:p>
          </table:table-cell>
          <table:table-cell table:formula="of:=STDEV([.AF45];[.V45])" office:value-type="float" office:value="0.282842712474619" calcext:value-type="float">
            <text:p>0.3</text:p>
          </table:table-cell>
          <table:table-cell/>
          <table:table-cell table:formula="of:=STDEV([.AH45];[.Q45])" office:value-type="float" office:value="0.212132034355964" calcext:value-type="float">
            <text:p>0.2</text:p>
          </table:table-cell>
          <table:table-cell table:formula="of:=STDEV([.AI45];[.T45])" office:value-type="float" office:value="0.282842712474619" calcext:value-type="float">
            <text:p>0.3</text:p>
          </table:table-cell>
          <table:table-cell table:formula="of:=STDEV([.AJ45];[.U45])" office:value-type="float" office:value="0.14142135623731" calcext:value-type="float">
            <text:p>0.1</text:p>
          </table:table-cell>
          <table:table-cell table:formula="of:=STDEV([.AK45];[.V45])" office:value-type="float" office:value="0.282842712474619" calcext:value-type="float">
            <text:p>0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deways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table:formula="of:=[.G46]*180/PI()" office:value-type="float" office:value="0.343774677078494" calcext:value-type="float">
            <text:p>0.3</text:p>
          </table:table-cell>
          <table:table-cell table:number-columns-repeated="5"/>
          <table:table-cell office:value-type="float" office:value="8.2" calcext:value-type="float">
            <text:p>8.2</text:p>
          </table:table-cell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5.3" calcext:value-type="float">
            <text:p>5.3</text:p>
          </table:table-cell>
          <table:table-cell/>
          <table:table-cell table:style-name="ce10" table:formula="of:=STDEV([.Q46];[.AC46])" office:value-type="float" office:value="1.4142135623731" calcext:value-type="float">
            <text:p>1.4</text:p>
          </table:table-cell>
          <table:table-cell table:formula="of:=STDEV([.AD46];[.T46])" office:value-type="float" office:value="0.919238815542512" calcext:value-type="float">
            <text:p>0.9</text:p>
          </table:table-cell>
          <table:table-cell table:style-name="ce1" table:formula="of:=STDEV([.AE46];[.U46])" office:value-type="float" office:value="0.424264068711929" calcext:value-type="float">
            <text:p>0.4</text:p>
          </table:table-cell>
          <table:table-cell table:formula="of:=STDEV([.AF46];[.V46])" office:value-type="float" office:value="0" calcext:value-type="float">
            <text:p>0.0</text:p>
          </table:table-cell>
          <table:table-cell/>
          <table:table-cell table:formula="of:=STDEV([.AH46];[.Q46])" office:value-type="float" office:value="0.0707106781186551" calcext:value-type="float">
            <text:p>0.1</text:p>
          </table:table-cell>
          <table:table-cell table:formula="of:=STDEV([.AI46];[.T46])" office:value-type="float" office:value="0.212132034355964" calcext:value-type="float">
            <text:p>0.2</text:p>
          </table:table-cell>
          <table:table-cell table:formula="of:=STDEV([.AJ46];[.U46])" office:value-type="float" office:value="0.212132034355964" calcext:value-type="float">
            <text:p>0.2</text:p>
          </table:table-cell>
          <table:table-cell table:formula="of:=STDEV([.AK46];[.V46])" office:value-type="float" office:value="0.282842712474619" calcext:value-type="float">
            <text:p>0.3</text:p>
          </table:table-cell>
        </table:table-row>
        <table:table-row table:style-name="ro1">
          <table:table-cell table:number-columns-repeated="39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v(sideways)</text:p>
          </table:table-cell>
          <table:table-cell table:style-name="ce2" table:formula="of:=AVERAGE([.N35:.N46])" office:value-type="float" office:value="4.9" calcext:value-type="float">
            <text:p>4.90</text:p>
          </table:table-cell>
          <table:table-cell table:style-name="ce2" table:formula="of:=AVERAGE([.O35:.O46])" office:value-type="float" office:value="3.50833333333333" calcext:value-type="float">
            <text:p>3.51</text:p>
          </table:table-cell>
          <table:table-cell table:style-name="ce2" table:formula="of:=AVERAGE([.P35:.P46])" office:value-type="float" office:value="3.75833333333333" calcext:value-type="float">
            <text:p>3.76</text:p>
          </table:table-cell>
          <table:table-cell table:style-name="ce6" table:formula="of:=AVERAGE([.Q35:.Q46])" office:value-type="float" office:value="3.36666666666667" calcext:value-type="float">
            <text:p>3.37</text:p>
          </table:table-cell>
          <table:table-cell table:style-name="ce2" table:formula="of:=AVERAGE([.R35:.R46])" office:value-type="float" office:value="5.06666666666667" calcext:value-type="float">
            <text:p>5.07</text:p>
          </table:table-cell>
          <table:table-cell table:style-name="ce2"/>
          <table:table-cell table:style-name="ce2" table:formula="of:=AVERAGE([.T35:.T46])" office:value-type="float" office:value="3.86666666666667" calcext:value-type="float">
            <text:p>3.87</text:p>
          </table:table-cell>
          <table:table-cell table:style-name="ce2" table:formula="of:=AVERAGE([.U35:.U46])" office:value-type="float" office:value="3.53333333333333" calcext:value-type="float">
            <text:p>3.53</text:p>
          </table:table-cell>
          <table:table-cell table:style-name="ce2" table:formula="of:=AVERAGE([.V35:.V46])" office:value-type="float" office:value="4.24166666666667" calcext:value-type="float">
            <text:p>4.24</text:p>
          </table:table-cell>
          <table:table-cell table:style-name="ce2" table:formula="of:=AVERAGE([.W35:.W46])" office:value-type="float" office:value="2.89090909090909" calcext:value-type="float">
            <text:p>2.89</text:p>
          </table:table-cell>
          <table:table-cell table:style-name="ce6" table:formula="of:=AVERAGE([.X35:.X46])" office:value-type="float" office:value="3.49166666666667" calcext:value-type="float">
            <text:p>3.49</text:p>
          </table:table-cell>
          <table:table-cell table:style-name="ce2" table:formula="of:=AVERAGE([.Y35:.Y46])" office:value-type="float" office:value="4.40833333333333" calcext:value-type="float">
            <text:p>4.41</text:p>
          </table:table-cell>
          <table:table-cell table:style-name="ce9" table:formula="of:=AVERAGE([.Z35:.Z46])" office:value-type="float" office:value="3.525" calcext:value-type="float">
            <text:p>3.53</text:p>
          </table:table-cell>
          <table:table-cell table:style-name="ce9" table:formula="of:=AVERAGE([.AA35:.AA46])" office:value-type="float" office:value="3.475" calcext:value-type="float">
            <text:p>3.48</text:p>
          </table:table-cell>
          <table:table-cell/>
          <table:table-cell table:formula="of:=AVERAGE([.AC35:.AC46])" office:value-type="float" office:value="4.23333333333333" calcext:value-type="float">
            <text:p>4.2333333333</text:p>
          </table:table-cell>
          <table:table-cell table:formula="of:=AVERAGE([.AD35:.AD46])" office:value-type="float" office:value="4.61666666666667" calcext:value-type="float">
            <text:p>4.6166666667</text:p>
          </table:table-cell>
          <table:table-cell table:formula="of:=AVERAGE([.AE35:.AE46])" office:value-type="float" office:value="3.6" calcext:value-type="float">
            <text:p>3.6</text:p>
          </table:table-cell>
          <table:table-cell table:formula="of:=AVERAGE([.AF35:.AF46])" office:value-type="float" office:value="4.425" calcext:value-type="float">
            <text:p>4.425</text:p>
          </table:table-cell>
          <table:table-cell/>
          <table:table-cell table:formula="of:=AVERAGE([.AH35:.AH46])" office:value-type="float" office:value="3.35833333333333" calcext:value-type="float">
            <text:p>3.3583333333</text:p>
          </table:table-cell>
          <table:table-cell table:formula="of:=AVERAGE([.AI35:.AI46])" office:value-type="float" office:value="3.70833333333333" calcext:value-type="float">
            <text:p>3.7083333333</text:p>
          </table:table-cell>
          <table:table-cell table:formula="of:=AVERAGE([.AJ35:.AJ46])" office:value-type="float" office:value="2.98333333333333" calcext:value-type="float">
            <text:p>2.9833333333</text:p>
          </table:table-cell>
          <table:table-cell table:formula="of:=AVERAGE([.AK35:.AK46])" office:value-type="float" office:value="4.21666666666667" calcext:value-type="float">
            <text:p>4.2166666667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39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0.014" calcext:value-type="float">
            <text:p>0.014</text:p>
          </table:table-cell>
          <table:table-cell table:formula="of:=[.G50]*180/PI()" office:value-type="float" office:value="0.802140913183152" calcext:value-type="float">
            <text:p>0.8</text:p>
          </table:table-cell>
          <table:table-cell table:number-columns-repeated="5"/>
          <table:table-cell office:value-type="float" office:value="4.3" calcext:value-type="float">
            <text:p>4.3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table:formula="of:=[.G51]*180/PI()" office:value-type="float" office:value="0.229183118052329" calcext:value-type="float">
            <text:p>0.2</text:p>
          </table:table-cell>
          <table:table-cell table:number-columns-repeated="5"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0.024" calcext:value-type="float">
            <text:p>0.024</text:p>
          </table:table-cell>
          <table:table-cell table:formula="of:=[.G52]*180/PI()" office:value-type="float" office:value="1.37509870831398" calcext:value-type="float">
            <text:p>1.4</text:p>
          </table:table-cell>
          <table:table-cell table:number-columns-repeated="5"/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3.4" calcext:value-type="float">
            <text:p>3.4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0.027" calcext:value-type="float">
            <text:p>0.027</text:p>
          </table:table-cell>
          <table:table-cell table:formula="of:=[.G53]*180/PI()" office:value-type="float" office:value="1.54698604685322" calcext:value-type="float">
            <text:p>1.5</text:p>
          </table:table-cell>
          <table:table-cell table:number-columns-repeated="5"/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/>
          <table:table-cell table:number-columns-repeated="2" office:value-type="float" office:value="5.2" calcext:value-type="float">
            <text:p>5.2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39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ave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034" calcext:value-type="float">
            <text:p>0.034</text:p>
          </table:table-cell>
          <table:table-cell table:formula="of:=[.G55]*180/PI()" office:value-type="float" office:value="1.9480565034448" calcext:value-type="float">
            <text:p>1.9</text:p>
          </table:table-cell>
          <table:table-cell table:number-columns-repeated="4"/>
          <table:table-cell office:value-type="string" calcext:value-type="string">
            <text:p>av(wall)</text:p>
          </table:table-cell>
          <table:table-cell table:style-name="ce2" table:formula="of:=AVERAGE([.N50:.N52])" office:value-type="float" office:value="4.33333333333333" calcext:value-type="float">
            <text:p>4.33</text:p>
          </table:table-cell>
          <table:table-cell table:style-name="ce2" table:formula="of:=AVERAGE([.O50:.O52])" office:value-type="float" office:value="3.36666666666667" calcext:value-type="float">
            <text:p>3.37</text:p>
          </table:table-cell>
          <table:table-cell table:style-name="ce2" table:formula="of:=AVERAGE([.P50:.P52])" office:value-type="float" office:value="3.76666666666667" calcext:value-type="float">
            <text:p>3.77</text:p>
          </table:table-cell>
          <table:table-cell table:style-name="ce2" table:formula="of:=AVERAGE([.Q50:.Q52])" office:value-type="float" office:value="3.63333333333333" calcext:value-type="float">
            <text:p>3.63</text:p>
          </table:table-cell>
          <table:table-cell table:style-name="ce2" table:formula="of:=AVERAGE([.R50:.R52])" office:value-type="float" office:value="5.46666666666667" calcext:value-type="float">
            <text:p>5.47</text:p>
          </table:table-cell>
          <table:table-cell table:style-name="ce2"/>
          <table:table-cell table:style-name="ce2" table:formula="of:=AVERAGE([.T50:.T52])" office:value-type="float" office:value="3.73333333333333" calcext:value-type="float">
            <text:p>3.73</text:p>
          </table:table-cell>
          <table:table-cell table:style-name="ce6" table:formula="of:=AVERAGE([.U50:.U52])" office:value-type="float" office:value="2.4" calcext:value-type="float">
            <text:p>2.40</text:p>
          </table:table-cell>
          <table:table-cell table:style-name="ce2" table:formula="of:=AVERAGE([.V50:.V52])" office:value-type="float" office:value="2.76666666666667" calcext:value-type="float">
            <text:p>2.77</text:p>
          </table:table-cell>
          <table:table-cell table:style-name="ce2"/>
          <table:table-cell table:style-name="ce2" table:formula="of:=AVERAGE([.X50:.X52])" office:value-type="float" office:value="2.86666666666667" calcext:value-type="float">
            <text:p>2.87</text:p>
          </table:table-cell>
          <table:table-cell table:style-name="ce2" table:formula="of:=AVERAGE([.Y50:.Y52])" office:value-type="float" office:value="4.03333333333333" calcext:value-type="float">
            <text:p>4.03</text:p>
          </table:table-cell>
          <table:table-cell table:style-name="ce2" table:formula="of:=AVERAGE([.Z50:.Z52])" office:value-type="float" office:value="3.76666666666667" calcext:value-type="float">
            <text:p>3.77</text:p>
          </table:table-cell>
          <table:table-cell table:style-name="ce2" table:formula="of:=AVERAGE([.AA50:.AA52])" office:value-type="float" office:value="3.23333333333333" calcext:value-type="float">
            <text:p>3.23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39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etra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0.5" calcext:value-type="float">
            <text:p>0.5</text:p>
          </table:table-cell>
          <table:table-cell office:value-type="float" office:value="0.033" calcext:value-type="float">
            <text:p>0.033</text:p>
          </table:table-cell>
          <table:table-cell table:formula="of:=[.G57]*180/PI()" office:value-type="float" office:value="1.89076072393172" calcext:value-type="float">
            <text:p>1.9</text:p>
          </table:table-cell>
          <table:table-cell table:number-columns-repeated="4"/>
          <table:table-cell office:value-type="string" calcext:value-type="string">
            <text:p>av(total)</text:p>
          </table:table-cell>
          <table:table-cell table:style-name="ce4" table:formula="of:=AVERAGE([.N7:.N18];[.N23:.N31];[.N35:.N46];[.N50:.N52])" office:value-type="float" office:value="4.10555555555556" calcext:value-type="float">
            <text:p>4.11</text:p>
          </table:table-cell>
          <table:table-cell table:style-name="ce4" table:formula="of:=AVERAGE([.O7:.O18];[.O23:.O31];[.O35:.O46];[.O50:.O52])" office:value-type="float" office:value="3.09444444444444" calcext:value-type="float">
            <text:p>3.09</text:p>
          </table:table-cell>
          <table:table-cell table:style-name="ce4" table:formula="of:=AVERAGE([.P7:.P18];[.P23:.P31];[.P35:.P46];[.P50:.P52])" office:value-type="float" office:value="3.54722222222222" calcext:value-type="float">
            <text:p>3.55</text:p>
          </table:table-cell>
          <table:table-cell table:style-name="ce7" table:formula="of:=AVERAGE([.Q7:.Q18];[.Q23:.Q31];[.Q35:.Q46];[.Q50:.Q52])" office:value-type="float" office:value="3.00277777777778" calcext:value-type="float">
            <text:p>3.00</text:p>
          </table:table-cell>
          <table:table-cell table:style-name="ce4" table:formula="of:=AVERAGE([.R7:.R18];[.R23:.R31];[.R35:.R46];[.R50:.R52])" office:value-type="float" office:value="5.31111111111111" calcext:value-type="float">
            <text:p>5.31</text:p>
          </table:table-cell>
          <table:table-cell table:style-name="ce4"/>
          <table:table-cell table:style-name="ce4" table:formula="of:=AVERAGE([.T7:.T18];[.T23:.T31];[.T35:.T46];[.T50:.T52])" office:value-type="float" office:value="3.49444444444444" calcext:value-type="float">
            <text:p>3.49</text:p>
          </table:table-cell>
          <table:table-cell table:style-name="ce4" table:formula="of:=AVERAGE([.U7:.U18];[.U23:.U31];[.U35:.U46];[.U50:.U52])" office:value-type="float" office:value="3.18888888888889" calcext:value-type="float">
            <text:p>3.19</text:p>
          </table:table-cell>
          <table:table-cell table:style-name="ce4" table:formula="of:=AVERAGE([.V7:.V18];[.V23:.V31];[.V35:.V46];[.V50:.V52])" office:value-type="float" office:value="3.42777777777778" calcext:value-type="float">
            <text:p>3.43</text:p>
          </table:table-cell>
          <table:table-cell table:style-name="ce4"/>
          <table:table-cell table:style-name="ce4" table:formula="of:=AVERAGE([.X7:.X18];[.X23:.X31];[.X35:.X46];[.X50:.X52])" office:value-type="float" office:value="2.91944444444444" calcext:value-type="float">
            <text:p>2.92</text:p>
          </table:table-cell>
          <table:table-cell table:style-name="ce4" table:formula="of:=AVERAGE([.Y7:.Y18];[.Y23:.Y31];[.Y35:.Y46];[.Y50:.Y52])" office:value-type="float" office:value="3.33888888888889" calcext:value-type="float">
            <text:p>3.34</text:p>
          </table:table-cell>
          <table:table-cell table:style-name="ce4" table:formula="of:=AVERAGE([.Z7:.Z18];[.Z23:.Z31];[.Z35:.Z46];[.Z50:.Z52])" office:value-type="float" office:value="3.175" calcext:value-type="float">
            <text:p>3.18</text:p>
          </table:table-cell>
          <table:table-cell table:style-name="ce4" table:formula="of:=AVERAGE([.AA7:.AA18];[.AA23:.AA31];[.AA35:.AA46];[.AA50:.AA52])" office:value-type="float" office:value="2.92222222222222" calcext:value-type="float">
            <text:p>2.92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12.4" calcext:value-type="float">
            <text:p>12.4</text:p>
          </table:table-cell>
          <table:table-cell office:value-type="float" office:value="0.5" calcext:value-type="float">
            <text:p>0.5</text:p>
          </table:table-cell>
          <table:table-cell office:value-type="float" office:value="0.028" calcext:value-type="float">
            <text:p>0.028</text:p>
          </table:table-cell>
          <table:table-cell table:formula="of:=[.G58]*180/PI()" office:value-type="float" office:value="1.60428182636631" calcext:value-type="float">
            <text:p>1.6</text:p>
          </table:table-cell>
          <table:table-cell table:number-columns-repeated="6"/>
          <table:table-cell table:formula="of:=MAX([.O7:.O53])" office:value-type="float" office:value="7.5" calcext:value-type="float">
            <text:p>7.5</text:p>
          </table:table-cell>
          <table:table-cell table:formula="of:=MAX([.P7:.P53])" office:value-type="float" office:value="7.7" calcext:value-type="float">
            <text:p>7.7</text:p>
          </table:table-cell>
          <table:table-cell table:formula="of:=MAX([.Q7:.Q53])" office:value-type="float" office:value="7.4" calcext:value-type="float">
            <text:p>7.4</text:p>
          </table:table-cell>
          <table:table-cell table:formula="of:=MAX([.R7:.R53])" office:value-type="float" office:value="17.6" calcext:value-type="float">
            <text:p>17.6</text:p>
          </table:table-cell>
          <table:table-cell/>
          <table:table-cell table:formula="of:=MAX([.T7:.T53])" office:value-type="float" office:value="7.8" calcext:value-type="float">
            <text:p>7.8</text:p>
          </table:table-cell>
          <table:table-cell table:formula="of:=MAX([.U7:.U53])" office:value-type="float" office:value="9.5" calcext:value-type="float">
            <text:p>9.5</text:p>
          </table:table-cell>
          <table:table-cell table:formula="of:=MAX([.V7:.V53])" office:value-type="float" office:value="7.6" calcext:value-type="float">
            <text:p>7.6</text:p>
          </table:table-cell>
          <table:table-cell/>
          <table:table-cell table:formula="of:=MAX([.X7:.X53])" office:value-type="float" office:value="7.2" calcext:value-type="float">
            <text:p>7.2</text:p>
          </table:table-cell>
          <table:table-cell table:formula="of:=MAX([.Y7:.Y53])" office:value-type="float" office:value="8.1" calcext:value-type="float">
            <text:p>8.1</text:p>
          </table:table-cell>
          <table:table-cell table:formula="of:=MAX([.Z7:.Z53])" office:value-type="float" office:value="7.8" calcext:value-type="float">
            <text:p>7.8</text:p>
          </table:table-cell>
          <table:table-cell table:formula="of:=MAX([.AA7:.AA53])" office:value-type="float" office:value="7.5" calcext:value-type="float">
            <text:p>7.5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10.9" calcext:value-type="float">
            <text:p>10.9</text:p>
          </table:table-cell>
          <table:table-cell office:value-type="float" office:value="0.5" calcext:value-type="float">
            <text:p>0.5</text:p>
          </table:table-cell>
          <table:table-cell office:value-type="float" office:value="0.014" calcext:value-type="float">
            <text:p>0.014</text:p>
          </table:table-cell>
          <table:table-cell table:formula="of:=[.G59]*180/PI()" office:value-type="float" office:value="0.802140913183152" calcext:value-type="float">
            <text:p>0.8</text:p>
          </table:table-cell>
          <table:table-cell table:number-columns-repeated="31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31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Wave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Default"/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Wave</text:p>
          </table:table-cell>
          <table:table-cell office:value-type="float" office:value="0.04" calcext:value-type="float">
            <text:p>0.04</text:p>
          </table:table-cell>
          <table:table-cell office:value-type="float" office:value="2.7" calcext:value-type="float">
            <text:p>2.7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Default"/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5.4" calcext:value-type="float">
            <text:p>5.4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Wave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039" calcext:value-type="float">
            <text:p>0.039</text:p>
          </table:table-cell>
          <table:table-cell/>
          <table:table-cell table:style-name="Default"/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etra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Default"/>
          <table:table-cell table:number-columns-repeated="5"/>
          <table:table-cell office:value-type="float" office:value="3.7" calcext:value-type="float">
            <text:p>3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etra</text:p>
          </table:table-cell>
          <table:table-cell office:value-type="float" office:value="0.04" calcext:value-type="float">
            <text:p>0.04</text:p>
          </table:table-cell>
          <table:table-cell office:value-type="float" office:value="3.3" calcext:value-type="float">
            <text:p>3.3</text:p>
          </table:table-cell>
          <table:table-cell office:value-type="float" office:value="0.008" calcext:value-type="float">
            <text:p>0.008</text:p>
          </table:table-cell>
          <table:table-cell/>
          <table:table-cell table:style-name="Default"/>
          <table:table-cell table:number-columns-repeated="5"/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etra</text:p>
          </table:table-cell>
          <table:table-cell office:value-type="float" office:value="0.02" calcext:value-type="float">
            <text:p>0.02</text:p>
          </table:table-cell>
          <table:table-cell office:value-type="float" office:value="3.7" calcext:value-type="float">
            <text:p>3.7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Default"/>
          <table:table-cell table:number-columns-repeated="5"/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ipod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Default"/>
          <table:table-cell table:number-columns-repeated="5"/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ipod</text:p>
          </table:table-cell>
          <table:table-cell office:value-type="float" office:value="0.04" calcext:value-type="float">
            <text:p>0.04</text:p>
          </table:table-cell>
          <table:table-cell office:value-type="float" office:value="1.8" calcext:value-type="float">
            <text:p>1.8</text:p>
          </table:table-cell>
          <table:table-cell office:value-type="float" office:value="0.024" calcext:value-type="float">
            <text:p>0.024</text:p>
          </table:table-cell>
          <table:table-cell/>
          <table:table-cell table:style-name="Default"/>
          <table:table-cell table:number-columns-repeated="5"/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ipod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0.025" calcext:value-type="float">
            <text:p>0.025</text:p>
          </table:table-cell>
          <table:table-cell/>
          <table:table-cell table:style-name="Default"/>
          <table:table-cell table:number-columns-repeated="5"/>
          <table:table-cell office:value-type="float" office:value="4.8" calcext:value-type="float">
            <text:p>4.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31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av(rotate)</text:p>
          </table:table-cell>
          <table:table-cell table:formula="of:=AVERAGE([.N61:.N69])" office:value-type="float" office:value="3.65555555555556" calcext:value-type="float">
            <text:p>3.6555555556</text:p>
          </table:table-cell>
          <table:table-cell table:formula="of:=AVERAGE([.O61:.O69])" office:value-type="float" office:value="2.43333333333333" calcext:value-type="float">
            <text:p>2.4333333333</text:p>
          </table:table-cell>
          <table:table-cell/>
          <table:table-cell table:style-name="ce8" table:formula="of:=AVERAGE([.Q61:.Q69])" office:value-type="float" office:value="2.96666666666667" calcext:value-type="float">
            <text:p>2.9666666667</text:p>
          </table:table-cell>
          <table:table-cell/>
          <table:table-cell table:formula="of:=AVERAGE([.S61:.S69])" office:value-type="float" office:value="7.78888888888889" calcext:value-type="float">
            <text:p>7.7888888889</text:p>
          </table:table-cell>
          <table:table-cell/>
          <table:table-cell table:style-name="ce8" table:formula="of:=AVERAGE([.U61:.U69])" office:value-type="float" office:value="2.53333333333333" calcext:value-type="float">
            <text:p>2.5333333333</text:p>
          </table:table-cell>
          <table:table-cell table:formula="of:=AVERAGE([.V61:.V69])" office:value-type="float" office:value="3.92222222222222" calcext:value-type="float">
            <text:p>3.9222222222</text:p>
          </table:table-cell>
          <table:table-cell/>
          <table:table-cell table:formula="of:=AVERAGE([.X61:.X69])" office:value-type="float" office:value="4.42222222222222" calcext:value-type="float">
            <text:p>4.4222222222</text:p>
          </table:table-cell>
          <table:table-cell/>
          <table:table-cell table:formula="of:=AVERAGE([.Z61:.Z69])" office:value-type="float" office:value="2.48888888888889" calcext:value-type="float">
            <text:p>2.4888888889</text:p>
          </table:table-cell>
          <table:table-cell table:formula="of:=AVERAGE([.AA61:.AA69])" office:value-type="float" office:value="4.61111111111111" calcext:value-type="float">
            <text:p>4.6111111111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31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av (total 2)</text:p>
          </table:table-cell>
          <table:table-cell table:style-name="ce4" table:formula="of:=AVERAGE([.N61:.N69];[.N50:.N52];[.N35:.N46];[.N23:.N31];[.N7:.N18])" office:value-type="float" office:value="4.01555555555555" calcext:value-type="float">
            <text:p>4.02</text:p>
          </table:table-cell>
          <table:table-cell table:style-name="ce4" table:formula="of:=AVERAGE([.O61:.O69];[.O50:.O52];[.O35:.O46];[.O23:.O31];[.O7:.O18])" office:value-type="float" office:value="2.96222222222222" calcext:value-type="float">
            <text:p>2.96</text:p>
          </table:table-cell>
          <table:table-cell table:style-name="ce4"/>
          <table:table-cell table:style-name="ce4" table:formula="of:=AVERAGE([.Q61:.Q69];[.Q50:.Q52];[.Q35:.Q46];[.Q23:.Q31];[.Q7:.Q18])" office:value-type="float" office:value="2.99555555555556" calcext:value-type="float">
            <text:p>3.00</text:p>
          </table:table-cell>
          <table:table-cell table:style-name="ce4" table:number-columns-repeated="3"/>
          <table:table-cell table:style-name="ce4" table:formula="of:=AVERAGE([.U61:.U69];[.U50:.U52];[.U35:.U46];[.U23:.U31];[.U7:.U18])" office:value-type="float" office:value="3.05777777777778" calcext:value-type="float">
            <text:p>3.06</text:p>
          </table:table-cell>
          <table:table-cell table:style-name="ce4" table:number-columns-repeated="2"/>
          <table:table-cell table:style-name="ce4" table:formula="of:=AVERAGE([.X61:.X69];[.X50:.X52];[.X35:.X46];[.X23:.X31];[.X7:.X18])" office:value-type="float" office:value="3.22" calcext:value-type="float">
            <text:p>3.22</text:p>
          </table:table-cell>
          <table:table-cell table:style-name="ce4"/>
          <table:table-cell table:style-name="ce4" table:formula="of:=AVERAGE([.Z61:.Z69];[.Z50:.Z52];[.Z35:.Z46];[.Z23:.Z31];[.Z7:.Z18])" office:value-type="float" office:value="3.03777777777778" calcext:value-type="float">
            <text:p>3.04</text:p>
          </table:table-cell>
          <table:table-cell table:style-name="ce4" table:formula="of:=AVERAGE([.AA61:.AA69];[.AA50:.AA52];[.AA35:.AA46];[.AA23:.AA31];[.AA7:.AA18])" office:value-type="float" office:value="3.26" calcext:value-type="float">
            <text:p>3.26</text:p>
          </table:table-cell>
          <table:table-cell table:number-columns-repeated="12"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</table:table>
      <table:table table:name="Sheet2" table:style-name="ta2">
        <table:table-column table:style-name="co10" table:default-cell-style-name="Default"/>
        <table:table-row table:style-name="ro1">
          <table:table-cell/>
        </table:table-row>
      </table:table>
      <table:table table:name="Forward" table:style-name="ta1">
        <table:table-column table:style-name="co18" table:default-cell-style-name="Default"/>
        <table:table-column table:style-name="co10" table:default-cell-style-name="Default"/>
        <table:table-column table:style-name="co10" table:default-cell-style-name="ce12"/>
        <table:table-column table:style-name="co10" table:number-columns-repeated="3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Gai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Step (m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on error (%)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Orientation error (degrees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Wave}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0.515662015617741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amp;</text:p>
          </table:table-cell>
          <table:table-cell office:value-type="float" office:value="1.03132403123548" calcext:value-type="float">
            <text:p>1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amp;</text:p>
          </table:table-cell>
          <table:table-cell office:value-type="float" office:value="2.29183118052329" calcext:value-type="float">
            <text:p>2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&amp;</text:p>
          </table:table-cell>
          <table:table-cell office:value-type="float" office:value="4.18259190445501" calcext:value-type="float">
            <text:p>4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Tetrapod}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&amp;</text:p>
          </table:table-cell>
          <table:table-cell office:value-type="float" office:value="0.286478897565412" calcext:value-type="float">
            <text:p>0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&amp;</text:p>
          </table:table-cell>
          <table:table-cell office:value-type="float" office:value="0.630253574643906" calcext:value-type="float">
            <text:p>0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&amp;</text:p>
          </table:table-cell>
          <table:table-cell office:value-type="float" office:value="1.60428182636631" calcext:value-type="float">
            <text:p>1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&amp;</text:p>
          </table:table-cell>
          <table:table-cell office:value-type="float" office:value="0.859436692696235" calcext:value-type="float">
            <text:p>0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Tripod}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&amp;</text:p>
          </table:table-cell>
          <table:table-cell office:value-type="float" office:value="0.515662015617741" calcext:value-type="float">
            <text:p>0.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&amp;</text:p>
          </table:table-cell>
          <table:table-cell office:value-type="float" office:value="0.630253574643906" calcext:value-type="float">
            <text:p>0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&amp;</text:p>
          </table:table-cell>
          <table:table-cell office:value-type="float" office:value="0.630253574643906" calcext:value-type="float">
            <text:p>0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&amp;</text:p>
          </table:table-cell>
          <table:table-cell office:value-type="float" office:value="0.343774677078494" calcext:value-type="float">
            <text:p>0.3</text:p>
          </table:table-cell>
          <table:table-cell office:value-type="string" calcext:value-type="string">
            <text:p>\\</text:p>
          </table:table-cell>
        </table:table-row>
      </table:table>
      <table:table table:name="Sideways" table:style-name="ta1">
        <table:table-column table:style-name="co18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i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tep (m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on error (%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ientation error (degrees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Wave}</text:p>
          </table:table-cell>
          <table:table-cell office:value-type="string" calcext:value-type="string">
            <text:p>&amp;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77616916490555" calcext:value-type="float">
            <text:p>1.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08861981074856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2.63560585760179" calcext:value-type="float">
            <text:p>2.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3.09397209370645" calcext:value-type="float">
            <text:p>3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Tetrapod}</text:p>
          </table:table-cell>
          <table:table-cell office:value-type="string" calcext:value-type="string">
            <text:p>&amp;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03132403123548" calcext:value-type="float">
            <text:p>1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343774677078494" calcext:value-type="float">
            <text:p>0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08861981074856" calcext:value-type="float">
            <text:p>1.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03132403123548" calcext:value-type="float">
            <text:p>1.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Tripod}</text:p>
          </table:table-cell>
          <table:table-cell office:value-type="string" calcext:value-type="string">
            <text:p>&amp;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31780292880089" calcext:value-type="float">
            <text:p>1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916732472209317" calcext:value-type="float">
            <text:p>0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859436692696235" calcext:value-type="float">
            <text:p>0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343774677078494" calcext:value-type="float">
            <text:p>0.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1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</table:table>
      <table:table table:name="Rotate" table:style-name="ta1">
        <table:table-column table:style-name="co18" table:default-cell-style-name="Default"/>
        <table:table-column table:style-name="co10" table:default-cell-style-name="Default"/>
        <table:table-column table:style-name="co10" table:default-cell-style-name="ce12"/>
        <table:table-column table:style-name="co10" table:number-columns-repeated="3" table:default-cell-style-name="Default"/>
        <table:table-column table:style-name="co10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Gait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Step (m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ientation error (\%)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Position error (mm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Wave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Tetrapod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&amp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row{4}{*}{Tripod}</text:p>
          </table:table-cell>
          <table:table-cell office:value-type="string" calcext:value-type="string">
            <text:p>&amp;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&a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\</text:p>
          </table:table-cell>
        </table:table-row>
      </table:table>
      <table:table table:name="Wall" table:style-name="ta1">
        <table:table-column table:style-name="co10" table:default-cell-style-name="ce12"/>
        <table:table-column table:style-name="co10" table:number-columns-repeated="5" table:default-cell-style-name="Default"/>
        <table:table-row table:style-name="ro1">
          <table:table-cell table:style-name="Default" office:value-type="string" calcext:value-type="string">
            <text:p>Step (m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on error (%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ientation error (degrees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802140913183152" calcext:value-type="float">
            <text:p>0.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229183118052329" calcext:value-type="float">
            <text:p>0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37509870831398" calcext:value-type="float">
            <text:p>1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1.54698604685322" calcext:value-type="float">
            <text:p>1.5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3">
          <table:table-cell table:number-columns-repeated="5"/>
          <table:table-cell table:style-name="ce1"/>
        </table:table-row>
        <table:table-row table:style-name="ro1">
          <table:table-cell table:number-columns-repeated="5"/>
          <table:table-cell table:style-name="ce1"/>
        </table:table-row>
      </table:table>
      <table:table table:name="Sheet7" table:style-name="ta1">
        <table:table-column table:style-name="co10" table:number-columns-repeated="7" table:default-cell-style-name="Default"/>
        <table:table-column table:style-name="co19" table:default-cell-style-name="Default"/>
        <table:table-row table:style-name="ro1">
          <table:table-cell/>
          <table:table-cell table:style-name="ce5" office:value-type="string" calcext:value-type="string">
            <text:p>sensititiv</text:p>
          </table:table-cell>
          <table:table-cell office:value-type="string" calcext:value-type="string">
            <text:p>PSO</text:p>
          </table:table-cell>
          <table:table-cell table:number-columns-repeated="3" table:style-name="ce5" office:value-type="string" calcext:value-type="string">
            <text:p>PSO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forward</text:p>
          </table:table-cell>
          <table:table-cell table:number-columns-repeated="2" table:style-name="ce5" office:value-type="string" calcext:value-type="string">
            <text:p>sideways</text:p>
          </table:table-cell>
          <table:table-cell table:style-name="ce5" office:value-type="string" calcext:value-type="string">
            <text:p>forwards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N=100</text:p>
          </table:table-cell>
          <table:table-cell table:style-name="ce5" office:value-type="string" calcext:value-type="string">
            <text:p>N=15</text:p>
          </table:table-cell>
          <table:table-cell table:number-columns-repeated="2" table:style-name="ce5" office:value-type="string" calcext:value-type="string">
            <text:p>N = 2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office:value-type="string" calcext:value-type="string">
            <text:p>P = 50</text:p>
          </table:table-cell>
          <table:table-cell table:style-name="ce5" office:value-type="string" calcext:value-type="string">
            <text:p>P = 25</text:p>
          </table:table-cell>
          <table:table-cell table:number-columns-repeated="2" table:style-name="ce5" office:value-type="string" calcext:value-type="string">
            <text:p>P = 50</text:p>
          </table:table-cell>
          <table:table-cell/>
          <table:table-cell office:value-type="string" calcext:value-type="string">
            <text:p>change qp = -6.2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Msg=100000</text:p>
          </table:table-cell>
          <table:table-cell table:style-name="ce5" office:value-type="string" calcext:value-type="string">
            <text:p>Msg=100000</text:p>
          </table:table-cell>
          <table:table-cell table:number-columns-repeated="2" table:style-name="ce5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5.7" calcext:value-type="float">
            <text:p>5.7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table:formula="of:=AVERAGE([.A6:.A17])" office:value-type="float" office:value="2.88333333333333" calcext:value-type="float">
            <text:p>2.88</text:p>
          </table:table-cell>
          <table:table-cell table:style-name="ce2" table:formula="of:=AVERAGE([.B6:.B17])" office:value-type="float" office:value="2.9" calcext:value-type="float">
            <text:p>2.90</text:p>
          </table:table-cell>
          <table:table-cell table:style-name="ce2" table:formula="of:=AVERAGE([.C6:.C17])" office:value-type="float" office:value="3.26666666666667" calcext:value-type="float">
            <text:p>3.27</text:p>
          </table:table-cell>
          <table:table-cell table:style-name="ce9" table:formula="of:=AVERAGE([.D6:.D17])" office:value-type="float" office:value="2.79166666666667" calcext:value-type="float">
            <text:p>2.79</text:p>
          </table:table-cell>
          <table:table-cell table:style-name="ce6" table:formula="of:=AVERAGE([.E6:.E17])" office:value-type="float" office:value="2.71666666666667" calcext:value-type="float">
            <text:p>2.72</text:p>
          </table:table-cell>
          <table:table-cell table:style-name="ce2" table:formula="of:=AVERAGE([.F6:.F17])" office:value-type="float" office:value="2.65" calcext:value-type="float">
            <text:p>2.6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3" table:formula="of:=AVERAGE([.A22:.A30])" office:value-type="float" office:value="4.6" calcext:value-type="float">
            <text:p>4.6</text:p>
          </table:table-cell>
          <table:table-cell table:style-name="ce2" table:formula="of:=AVERAGE([.B22:.B30])" office:value-type="float" office:value="2.71111111111111" calcext:value-type="float">
            <text:p>2.71</text:p>
          </table:table-cell>
          <table:table-cell table:style-name="ce2" table:formula="of:=AVERAGE([.C22:.C30])" office:value-type="float" office:value="3.56666666666667" calcext:value-type="float">
            <text:p>3.57</text:p>
          </table:table-cell>
          <table:table-cell table:style-name="ce9" table:formula="of:=AVERAGE([.D22:.D30])" office:value-type="float" office:value="2.58888888888889" calcext:value-type="float">
            <text:p>2.59</text:p>
          </table:table-cell>
          <table:table-cell table:style-name="ce6" table:formula="of:=AVERAGE([.E22:.E30])" office:value-type="float" office:value="2.44444444444444" calcext:value-type="float">
            <text:p>2.44</text:p>
          </table:table-cell>
          <table:table-cell table:style-name="ce2" table:formula="of:=AVERAGE([.F22:.F30])" office:value-type="float" office:value="3.05555555555556" calcext:value-type="float">
            <text:p>3.0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table:formula="of:=AVERAGE([.A34:.A45])" office:value-type="float" office:value="4.9" calcext:value-type="float">
            <text:p>4.90</text:p>
          </table:table-cell>
          <table:table-cell table:style-name="ce2" table:formula="of:=AVERAGE([.B34:.B45])" office:value-type="float" office:value="3.50833333333333" calcext:value-type="float">
            <text:p>3.51</text:p>
          </table:table-cell>
          <table:table-cell table:style-name="ce2" table:formula="of:=AVERAGE([.C34:.C45])" office:value-type="float" office:value="3.75833333333333" calcext:value-type="float">
            <text:p>3.76</text:p>
          </table:table-cell>
          <table:table-cell table:style-name="ce6" table:formula="of:=AVERAGE([.D34:.D45])" office:value-type="float" office:value="3.36666666666667" calcext:value-type="float">
            <text:p>3.37</text:p>
          </table:table-cell>
          <table:table-cell table:style-name="ce6" table:formula="of:=AVERAGE([.E34:.E45])" office:value-type="float" office:value="3.49166666666667" calcext:value-type="float">
            <text:p>3.49</text:p>
          </table:table-cell>
          <table:table-cell table:style-name="ce2" table:formula="of:=AVERAGE([.F34:.F45])" office:value-type="float" office:value="4.40833333333333" calcext:value-type="float">
            <text:p>4.4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2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table:formula="of:=AVERAGE([.A49:.A51])" office:value-type="float" office:value="4.33333333333333" calcext:value-type="float">
            <text:p>4.33</text:p>
          </table:table-cell>
          <table:table-cell table:style-name="ce2" table:formula="of:=AVERAGE([.B49:.B51])" office:value-type="float" office:value="3.36666666666667" calcext:value-type="float">
            <text:p>3.37</text:p>
          </table:table-cell>
          <table:table-cell table:style-name="ce2" table:formula="of:=AVERAGE([.C49:.C51])" office:value-type="float" office:value="3.76666666666667" calcext:value-type="float">
            <text:p>3.77</text:p>
          </table:table-cell>
          <table:table-cell table:style-name="ce2" table:formula="of:=AVERAGE([.D49:.D51])" office:value-type="float" office:value="3.63333333333333" calcext:value-type="float">
            <text:p>3.63</text:p>
          </table:table-cell>
          <table:table-cell table:style-name="ce6" table:formula="of:=AVERAGE([.E49:.E51])" office:value-type="float" office:value="2.86666666666667" calcext:value-type="float">
            <text:p>2.87</text:p>
          </table:table-cell>
          <table:table-cell table:style-name="ce2" table:formula="of:=AVERAGE([.F49:.F51])" office:value-type="float" office:value="4.03333333333333" calcext:value-type="float">
            <text:p>4.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table:formula="of:=AVERAGE([.A6:.A17];[.A22:.A30];[.A34:.A45];[.A49:.A51])" office:value-type="float" office:value="4.10555555555556" calcext:value-type="float">
            <text:p>4.11</text:p>
          </table:table-cell>
          <table:table-cell table:style-name="ce4" table:formula="of:=AVERAGE([.B6:.B17];[.B22:.B30];[.B34:.B45];[.B49:.B51])" office:value-type="float" office:value="3.09444444444444" calcext:value-type="float">
            <text:p>3.09</text:p>
          </table:table-cell>
          <table:table-cell table:style-name="ce4" table:formula="of:=AVERAGE([.C6:.C17];[.C22:.C30];[.C34:.C45];[.C49:.C51])" office:value-type="float" office:value="3.54722222222222" calcext:value-type="float">
            <text:p>3.55</text:p>
          </table:table-cell>
          <table:table-cell table:style-name="ce13" table:formula="of:=AVERAGE([.D6:.D17];[.D22:.D30];[.D34:.D45];[.D49:.D51])" office:value-type="float" office:value="3.00277777777778" calcext:value-type="float">
            <text:p>3.00</text:p>
          </table:table-cell>
          <table:table-cell table:style-name="ce7" table:formula="of:=AVERAGE([.E6:.E17];[.E22:.E30];[.E34:.E45];[.E49:.E51])" office:value-type="float" office:value="2.91944444444444" calcext:value-type="float">
            <text:p>2.92</text:p>
          </table:table-cell>
          <table:table-cell table:style-name="ce4" table:formula="of:=AVERAGE([.F6:.F17];[.F22:.F30];[.F34:.F45];[.F49:.F51])" office:value-type="float" office:value="3.45277777777778" calcext:value-type="float">
            <text:p>3.45</text:p>
          </table:table-cell>
          <table:table-cell table:number-columns-repeated="2"/>
        </table:table-row>
        <table:table-row table:style-name="ro1">
          <table:table-cell/>
          <table:table-cell table:formula="of:=MAX([.B6:.B52])" office:value-type="float" office:value="7.5" calcext:value-type="float">
            <text:p>7.5</text:p>
          </table:table-cell>
          <table:table-cell table:formula="of:=MAX([.C6:.C52])" office:value-type="float" office:value="7.7" calcext:value-type="float">
            <text:p>7.7</text:p>
          </table:table-cell>
          <table:table-cell table:formula="of:=MAX([.D6:.D52])" office:value-type="float" office:value="7.4" calcext:value-type="float">
            <text:p>7.4</text:p>
          </table:table-cell>
          <table:table-cell table:formula="of:=MAX([.E6:.E52])" office:value-type="float" office:value="7.2" calcext:value-type="float">
            <text:p>7.2</text:p>
          </table:table-cell>
          <table:table-cell table:formula="of:=MAX([.F6:.F52])" office:value-type="float" office:value="8.1" calcext:value-type="float">
            <text:p>8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 style:data-style-name="N2" text:time-value="12:22:44.911852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10:17:06.978645999</dc:date>
    <meta:editing-duration>P1DT12H21M39S</meta:editing-duration>
    <meta:editing-cycles>16</meta:editing-cycles>
    <meta:generator>LibreOffice/5.1.6.2$Linux_X86_64 LibreOffice_project/10m0$Build-2</meta:generator>
    <meta:document-statistic meta:table-count="7" meta:cell-count="2242" meta:object-count="0"/>
  </office:meta>
</office:document-meta>
</file>